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rsid="20c40c7f" officeooo:paragraph-rsid="20c40c7f" style:language-asian="cs" style:country-asian="CZ"/>
    </style:style>
    <style:style style:name="P19" style:family="paragraph" style:parent-style-name="Text_20_body">
      <style:text-properties fo:language="cs" fo:country="CZ" officeooo:rsid="20c59a67" officeooo:paragraph-rsid="20c59a67" style:language-asian="cs" style:country-asian="CZ"/>
    </style:style>
    <style:style style:name="P20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21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22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3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4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5" style:family="paragraph" style:parent-style-name="Text_20_body">
      <style:text-properties fo:font-style="italic" officeooo:rsid="204f4e25" officeooo:paragraph-rsid="205aec31" style:font-style-asian="italic" style:font-style-complex="italic"/>
    </style:style>
    <style:style style:name="P26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27" style:family="paragraph" style:parent-style-name="Text_20_body">
      <style:text-properties style:text-line-through-style="solid" style:text-line-through-type="single" officeooo:rsid="2098b342" officeooo:paragraph-rsid="20ad718d"/>
    </style:style>
    <style:style style:name="P28" style:family="paragraph" style:parent-style-name="Text_20_body">
      <style:text-properties style:text-line-through-style="solid" style:text-line-through-type="single" officeooo:rsid="20ad718d" officeooo:paragraph-rsid="20ad718d"/>
    </style:style>
    <style:style style:name="P29" style:family="paragraph" style:parent-style-name="Text_20_body">
      <style:text-properties style:text-line-through-style="solid" style:text-line-through-type="single" fo:font-size="9.5pt" fo:letter-spacing="0.009cm" fo:language="cs" fo:country="CZ" officeooo:rsid="20ae2d0a" officeooo:paragraph-rsid="20ae2d0a" style:font-size-asian="9.5pt" style:language-asian="cs" style:country-asian="CZ"/>
    </style:style>
    <style:style style:name="P30" style:family="paragraph" style:parent-style-name="Text_20_body">
      <style:text-properties officeooo:rsid="204bed03" officeooo:paragraph-rsid="204bed03"/>
    </style:style>
    <style:style style:name="P31" style:family="paragraph" style:parent-style-name="Text_20_body">
      <style:text-properties officeooo:paragraph-rsid="2046eb88"/>
    </style:style>
    <style:style style:name="P32" style:family="paragraph" style:parent-style-name="Text_20_body">
      <style:text-properties officeooo:rsid="204f4e25" officeooo:paragraph-rsid="204f4e25"/>
    </style:style>
    <style:style style:name="P33" style:family="paragraph" style:parent-style-name="Text_20_body">
      <style:text-properties officeooo:rsid="2052d536" officeooo:paragraph-rsid="205aec31"/>
    </style:style>
    <style:style style:name="P34" style:family="paragraph" style:parent-style-name="Text_20_body">
      <style:text-properties officeooo:rsid="2058902b" officeooo:paragraph-rsid="2058902b"/>
    </style:style>
    <style:style style:name="P35" style:family="paragraph" style:parent-style-name="Text_20_body">
      <style:text-properties officeooo:rsid="20642488" officeooo:paragraph-rsid="20642488"/>
    </style:style>
    <style:style style:name="P36" style:family="paragraph" style:parent-style-name="Text_20_body">
      <style:text-properties officeooo:rsid="20642488" officeooo:paragraph-rsid="206449e7"/>
    </style:style>
    <style:style style:name="P37" style:family="paragraph" style:parent-style-name="Text_20_body">
      <style:text-properties officeooo:rsid="20642488" officeooo:paragraph-rsid="2065587c"/>
    </style:style>
    <style:style style:name="P38" style:family="paragraph" style:parent-style-name="Text_20_body">
      <style:text-properties officeooo:rsid="206449e7" officeooo:paragraph-rsid="2068fff3"/>
    </style:style>
    <style:style style:name="P39" style:family="paragraph" style:parent-style-name="Text_20_body">
      <style:text-properties officeooo:rsid="206bafad" officeooo:paragraph-rsid="206bafad"/>
    </style:style>
    <style:style style:name="P40" style:family="paragraph" style:parent-style-name="Text_20_body">
      <style:text-properties officeooo:rsid="20774db6" officeooo:paragraph-rsid="20774db6"/>
    </style:style>
    <style:style style:name="P41" style:family="paragraph" style:parent-style-name="Text_20_body">
      <style:text-properties officeooo:rsid="20774db6" officeooo:paragraph-rsid="2077e100"/>
    </style:style>
    <style:style style:name="P42" style:family="paragraph" style:parent-style-name="Text_20_body">
      <style:text-properties officeooo:rsid="207831ef" officeooo:paragraph-rsid="207831ef"/>
    </style:style>
    <style:style style:name="P43" style:family="paragraph" style:parent-style-name="Text_20_body">
      <style:text-properties officeooo:rsid="207d25a9" officeooo:paragraph-rsid="207d25a9"/>
    </style:style>
    <style:style style:name="P44" style:family="paragraph" style:parent-style-name="Text_20_body">
      <style:text-properties officeooo:rsid="207d25a9" officeooo:paragraph-rsid="20889469"/>
    </style:style>
    <style:style style:name="P45" style:family="paragraph" style:parent-style-name="Text_20_body">
      <style:text-properties officeooo:rsid="20879cf5" officeooo:paragraph-rsid="20879cf5"/>
    </style:style>
    <style:style style:name="P46" style:family="paragraph" style:parent-style-name="Text_20_body">
      <style:text-properties officeooo:rsid="20889469" officeooo:paragraph-rsid="20889469"/>
    </style:style>
    <style:style style:name="P47" style:family="paragraph" style:parent-style-name="Text_20_body">
      <style:text-properties officeooo:rsid="2089bc52" officeooo:paragraph-rsid="2089bc52"/>
    </style:style>
    <style:style style:name="P48" style:family="paragraph" style:parent-style-name="Text_20_body">
      <style:text-properties officeooo:rsid="2098b342" officeooo:paragraph-rsid="209dcf79"/>
    </style:style>
    <style:style style:name="P49" style:family="paragraph" style:parent-style-name="Text_20_body">
      <style:text-properties officeooo:rsid="2098b342" officeooo:paragraph-rsid="20a19e91"/>
    </style:style>
    <style:style style:name="P50" style:family="paragraph" style:parent-style-name="Text_20_body">
      <style:text-properties officeooo:rsid="2098b342" officeooo:paragraph-rsid="20a75113"/>
    </style:style>
    <style:style style:name="P51" style:family="paragraph" style:parent-style-name="Text_20_body">
      <style:text-properties officeooo:rsid="2098b342" officeooo:paragraph-rsid="20aac5d0"/>
    </style:style>
    <style:style style:name="P52" style:family="paragraph" style:parent-style-name="Text_20_body">
      <style:text-properties officeooo:rsid="2098b342" officeooo:paragraph-rsid="20ace839"/>
    </style:style>
    <style:style style:name="P53" style:family="paragraph" style:parent-style-name="Text_20_body">
      <style:text-properties officeooo:rsid="2098b342" officeooo:paragraph-rsid="20af97d2"/>
    </style:style>
    <style:style style:name="P54" style:family="paragraph" style:parent-style-name="Text_20_body">
      <style:text-properties officeooo:rsid="2098b342" officeooo:paragraph-rsid="20b19335"/>
    </style:style>
    <style:style style:name="P55" style:family="paragraph" style:parent-style-name="Text_20_body">
      <style:text-properties officeooo:rsid="2098b342" officeooo:paragraph-rsid="20b53d83"/>
    </style:style>
    <style:style style:name="P56" style:family="paragraph" style:parent-style-name="Text_20_body">
      <style:text-properties officeooo:rsid="2098b342" officeooo:paragraph-rsid="20b5f42b"/>
    </style:style>
    <style:style style:name="P57" style:family="paragraph" style:parent-style-name="Text_20_body">
      <style:text-properties officeooo:rsid="2098b342" officeooo:paragraph-rsid="20b709c7"/>
    </style:style>
    <style:style style:name="P58" style:family="paragraph" style:parent-style-name="Text_20_body">
      <style:text-properties officeooo:rsid="2098b342" officeooo:paragraph-rsid="20ba3fd2"/>
    </style:style>
    <style:style style:name="P59" style:family="paragraph" style:parent-style-name="Text_20_body">
      <style:text-properties officeooo:rsid="2098b342" officeooo:paragraph-rsid="20c1c0ac"/>
    </style:style>
    <style:style style:name="P60" style:family="paragraph" style:parent-style-name="Text_20_body">
      <style:text-properties officeooo:rsid="2098b342" officeooo:paragraph-rsid="20c7e044"/>
    </style:style>
    <style:style style:name="P61" style:family="paragraph" style:parent-style-name="Text_20_body">
      <style:text-properties officeooo:rsid="2098b342" officeooo:paragraph-rsid="20ca50b1"/>
    </style:style>
    <style:style style:name="P62" style:family="paragraph" style:parent-style-name="Text_20_body">
      <style:text-properties officeooo:rsid="2098b342" officeooo:paragraph-rsid="20caf294"/>
    </style:style>
    <style:style style:name="P63" style:family="paragraph" style:parent-style-name="Text_20_body">
      <style:text-properties officeooo:rsid="20a19e91" officeooo:paragraph-rsid="20a19e91"/>
    </style:style>
    <style:style style:name="P64" style:family="paragraph" style:parent-style-name="Text_20_body">
      <style:text-properties officeooo:rsid="20a1bc0a" officeooo:paragraph-rsid="20a3122c"/>
    </style:style>
    <style:style style:name="P65" style:family="paragraph" style:parent-style-name="Text_20_body">
      <style:text-properties officeooo:paragraph-rsid="20af97d2"/>
    </style:style>
    <style:style style:name="P66" style:family="paragraph" style:parent-style-name="Text_20_body">
      <style:text-properties officeooo:rsid="20af97d2" officeooo:paragraph-rsid="20af97d2"/>
    </style:style>
    <style:style style:name="P67" style:family="paragraph" style:parent-style-name="Text_20_body">
      <style:text-properties officeooo:rsid="20b59c5a" officeooo:paragraph-rsid="20b59c5a"/>
    </style:style>
    <style:style style:name="P68" style:family="paragraph" style:parent-style-name="Text_20_body">
      <style:text-properties officeooo:rsid="20b5f42b" officeooo:paragraph-rsid="20b5f42b"/>
    </style:style>
    <style:style style:name="P69" style:family="paragraph" style:parent-style-name="Text_20_body">
      <style:text-properties officeooo:rsid="20b7a83f" officeooo:paragraph-rsid="20b7a83f"/>
    </style:style>
    <style:style style:name="P70" style:family="paragraph" style:parent-style-name="Text_20_body">
      <style:text-properties officeooo:rsid="20bc2715" officeooo:paragraph-rsid="20bc2715"/>
    </style:style>
    <style:style style:name="P71" style:family="paragraph" style:parent-style-name="Text_20_body">
      <style:text-properties officeooo:rsid="20c37e13" officeooo:paragraph-rsid="20c37e13"/>
    </style:style>
    <style:style style:name="P72" style:family="paragraph" style:parent-style-name="Text_20_body">
      <style:text-properties officeooo:paragraph-rsid="20c40c7f"/>
    </style:style>
    <style:style style:name="P73" style:family="paragraph" style:parent-style-name="Text_20_body">
      <style:text-properties officeooo:rsid="20c8b3c0" officeooo:paragraph-rsid="20c8b3c0"/>
    </style:style>
    <style:style style:name="P74" style:family="paragraph" style:parent-style-name="Text_20_body">
      <style:text-properties officeooo:rsid="20ca50b1" officeooo:paragraph-rsid="20ca50b1"/>
    </style:style>
    <style:style style:name="P75" style:family="paragraph" style:parent-style-name="Text_20_body">
      <style:text-properties officeooo:rsid="20cb160c" officeooo:paragraph-rsid="20cb160c"/>
    </style:style>
    <style:style style:name="P76" style:family="paragraph" style:parent-style-name="Text_20_body">
      <style:text-properties officeooo:paragraph-rsid="204851d8"/>
    </style:style>
    <style:style style:name="P77" style:family="paragraph" style:parent-style-name="Text_20_body">
      <style:text-properties officeooo:paragraph-rsid="20df4ae1"/>
    </style:style>
    <style:style style:name="P78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79" style:family="paragraph" style:parent-style-name="Text_20_body">
      <style:text-properties officeooo:rsid="20e1b760" officeooo:paragraph-rsid="20e1b760"/>
    </style:style>
    <style:style style:name="P80" style:family="paragraph" style:parent-style-name="Text_20_body">
      <style:text-properties officeooo:rsid="20e64697" officeooo:paragraph-rsid="20e64697"/>
    </style:style>
    <style:style style:name="P81" style:family="paragraph" style:parent-style-name="Text_20_body">
      <style:text-properties officeooo:rsid="20f47d8a" officeooo:paragraph-rsid="20f47d8a"/>
    </style:style>
    <style:style style:name="P8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8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9" style:family="paragraph" style:parent-style-name="Example_20_Header">
      <style:text-properties officeooo:paragraph-rsid="0ce95318"/>
    </style:style>
    <style:style style:name="P90" style:family="paragraph" style:parent-style-name="Example_20_Header">
      <style:text-properties officeooo:paragraph-rsid="2049b142"/>
    </style:style>
    <style:style style:name="P91" style:family="paragraph" style:parent-style-name="Standard">
      <style:paragraph-properties fo:text-align="center" style:justify-single-word="false" fo:break-before="page"/>
    </style:style>
    <style:style style:name="P9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4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95" style:family="paragraph" style:parent-style-name="Text_20_body" style:list-style-name="L1">
      <style:text-properties officeooo:rsid="108bcbf7" officeooo:paragraph-rsid="201a5248"/>
    </style:style>
    <style:style style:name="P96" style:family="paragraph" style:parent-style-name="Text_20_body" style:list-style-name="L2">
      <style:text-properties officeooo:rsid="208bd359" officeooo:paragraph-rsid="208bd359"/>
    </style:style>
    <style:style style:name="P97" style:family="paragraph" style:parent-style-name="Text_20_body" style:list-style-name="L2">
      <style:text-properties officeooo:rsid="208c86cf" officeooo:paragraph-rsid="208c86cf"/>
    </style:style>
    <style:style style:name="P98" style:family="paragraph" style:parent-style-name="Text_20_body" style:list-style-name="L2">
      <style:text-properties officeooo:rsid="2097b3c0" officeooo:paragraph-rsid="2097b3c0"/>
    </style:style>
    <style:style style:name="P99" style:family="paragraph" style:parent-style-name="Text_20_body" style:list-style-name="L2">
      <style:text-properties officeooo:rsid="208fba03" officeooo:paragraph-rsid="20986e4d"/>
    </style:style>
    <style:style style:name="P100" style:family="paragraph" style:parent-style-name="Text_20_body" style:list-style-name="L2">
      <style:text-properties officeooo:rsid="20922f77" officeooo:paragraph-rsid="20986e4d"/>
    </style:style>
    <style:style style:name="P101" style:family="paragraph" style:parent-style-name="Text_20_body" style:list-style-name="L2">
      <style:text-properties officeooo:rsid="20a8e8a9" officeooo:paragraph-rsid="20a8e8a9"/>
    </style:style>
    <style:style style:name="P102" style:family="paragraph" style:parent-style-name="Text_20_body" style:list-style-name="L2">
      <style:text-properties officeooo:rsid="20b31afe" officeooo:paragraph-rsid="20b31afe"/>
    </style:style>
    <style:style style:name="P103" style:family="paragraph" style:parent-style-name="Text_20_body" style:list-style-name="L2">
      <style:text-properties officeooo:rsid="20bc9dd1" officeooo:paragraph-rsid="20bc9dd1"/>
    </style:style>
    <style:style style:name="P104" style:family="paragraph" style:parent-style-name="Text_20_body" style:list-style-name="L3">
      <style:text-properties officeooo:rsid="20e1b760" officeooo:paragraph-rsid="20e1b760"/>
    </style:style>
    <style:style style:name="P105" style:family="paragraph" style:parent-style-name="Text_20_body" style:list-style-name="L3">
      <style:text-properties fo:language="cs" fo:country="CZ" officeooo:rsid="20e1b760" officeooo:paragraph-rsid="20e1b760" style:language-asian="cs" style:country-asian="CZ"/>
    </style:style>
    <style:style style:name="P106" style:family="paragraph" style:parent-style-name="Text_20_body" style:list-style-name="L4">
      <style:text-properties fo:language="cs" fo:country="CZ" officeooo:rsid="20e64697" officeooo:paragraph-rsid="20e64697" style:language-asian="cs" style:country-asian="CZ"/>
    </style:style>
    <style:style style:name="P107" style:family="paragraph" style:parent-style-name="Text_20_body" style:list-style-name="L4">
      <style:text-properties fo:language="cs" fo:country="CZ" officeooo:rsid="20e794fc" officeooo:paragraph-rsid="20e794fc" style:language-asian="cs" style:country-asian="CZ"/>
    </style:style>
    <style:style style:name="P108" style:family="paragraph" style:parent-style-name="Text_20_body" style:list-style-name="L5">
      <style:text-properties fo:language="cs" fo:country="CZ" officeooo:rsid="20f47d8a" officeooo:paragraph-rsid="20f47d8a" style:language-asian="cs" style:country-asian="CZ"/>
    </style:style>
    <style:style style:name="P109" style:family="paragraph" style:parent-style-name="Text_20_body" style:list-style-name="L9">
      <style:text-properties fo:language="cs" fo:country="CZ" officeooo:rsid="20de289d" officeooo:paragraph-rsid="20de289d" style:language-asian="cs" style:country-asian="CZ"/>
    </style:style>
    <style:style style:name="P110" style:family="paragraph" style:parent-style-name="Text_20_body" style:list-style-name="L10">
      <style:text-properties fo:language="cs" fo:country="CZ" officeooo:rsid="2022d038" officeooo:paragraph-rsid="20deffab" style:language-asian="cs" style:country-asian="CZ"/>
    </style:style>
    <style:style style:name="P111" style:family="paragraph" style:parent-style-name="Text_20_body">
      <style:text-properties fo:language="cs" fo:country="CZ" officeooo:rsid="212cf64d" officeooo:paragraph-rsid="212cf64d" style:language-asian="cs" style:country-asian="CZ"/>
    </style:style>
    <style:style style:name="P112" style:family="paragraph" style:parent-style-name="Text_20_body" style:list-style-name="L17">
      <style:text-properties fo:language="cs" fo:country="CZ" officeooo:rsid="212cf64d" officeooo:paragraph-rsid="212cf64d" style:language-asian="cs" style:country-asian="CZ"/>
    </style:style>
    <style:style style:name="P113" style:family="paragraph" style:parent-style-name="Text_20_body" style:list-style-name="L17">
      <style:text-properties fo:language="cs" fo:country="CZ" officeooo:rsid="212cf64d" officeooo:paragraph-rsid="2130bbfa" style:language-asian="cs" style:country-asian="CZ"/>
    </style:style>
    <style:style style:name="P114" style:family="paragraph" style:parent-style-name="Text_20_body">
      <style:text-properties fo:language="cs" fo:country="CZ" fo:font-style="italic" officeooo:rsid="2022d038" officeooo:paragraph-rsid="206e5597" style:language-asian="cs" style:country-asian="CZ" style:font-style-asian="italic" style:font-style-complex="italic"/>
    </style:style>
    <style:style style:name="P115" style:family="paragraph" style:parent-style-name="Text_20_body">
      <style:text-properties fo:language="cs" fo:country="CZ" fo:font-style="italic" officeooo:rsid="211667be" officeooo:paragraph-rsid="211667be" style:language-asian="cs" style:country-asian="CZ" style:font-style-asian="italic" style:font-style-complex="italic"/>
    </style:style>
    <style:style style:name="P116" style:family="paragraph" style:parent-style-name="Text_20_body">
      <style:text-properties fo:language="cs" fo:country="CZ" fo:font-style="italic" officeooo:rsid="21184248" officeooo:paragraph-rsid="21184248" style:language-asian="cs" style:country-asian="CZ" style:font-style-asian="italic" style:font-style-complex="italic"/>
    </style:style>
    <style:style style:name="P117" style:family="paragraph" style:parent-style-name="Text_20_body" style:list-style-name="L3">
      <style:text-properties officeooo:rsid="20e1dea3" officeooo:paragraph-rsid="20e1dea3"/>
    </style:style>
    <style:style style:name="P118" style:family="paragraph" style:parent-style-name="Text_20_body" style:list-style-name="L6">
      <style:text-properties officeooo:rsid="204bed03" officeooo:paragraph-rsid="204bed03"/>
    </style:style>
    <style:style style:name="P119" style:family="paragraph" style:parent-style-name="Text_20_body" style:list-style-name="L7">
      <style:text-properties officeooo:rsid="20da9cc8" officeooo:paragraph-rsid="20da9cc8"/>
    </style:style>
    <style:style style:name="P120" style:family="paragraph" style:parent-style-name="Text_20_body" style:list-style-name="L9">
      <style:text-properties officeooo:rsid="20da9cc8" officeooo:paragraph-rsid="20dbfabc"/>
    </style:style>
    <style:style style:name="P121" style:family="paragraph" style:parent-style-name="Text_20_body" style:list-style-name="L10">
      <style:text-properties officeooo:rsid="20da9cc8" officeooo:paragraph-rsid="20dbfabc"/>
    </style:style>
    <style:style style:name="P122" style:family="paragraph" style:parent-style-name="Text_20_body" style:list-style-name="L10">
      <style:text-properties officeooo:rsid="20da9cc8" officeooo:paragraph-rsid="211d0b7d"/>
    </style:style>
    <style:style style:name="P123" style:family="paragraph" style:parent-style-name="Text_20_body" style:list-style-name="L8">
      <style:text-properties officeooo:rsid="2052d536" officeooo:paragraph-rsid="205aec31"/>
    </style:style>
    <style:style style:name="P124" style:family="paragraph" style:parent-style-name="Text_20_body" style:list-style-name="L9">
      <style:text-properties officeooo:paragraph-rsid="2065d056"/>
    </style:style>
    <style:style style:name="P125" style:family="paragraph" style:parent-style-name="Text_20_body" style:list-style-name="L9">
      <style:text-properties officeooo:rsid="20dd41c4" officeooo:paragraph-rsid="20dd41c4"/>
    </style:style>
    <style:style style:name="P126" style:family="paragraph" style:parent-style-name="Text_20_body" style:list-style-name="L9">
      <style:text-properties officeooo:rsid="206b43bd" officeooo:paragraph-rsid="206b43bd"/>
    </style:style>
    <style:style style:name="P127" style:family="paragraph" style:parent-style-name="Text_20_body" style:list-style-name="L13">
      <style:text-properties officeooo:rsid="20cd3211" officeooo:paragraph-rsid="211d0b7d"/>
    </style:style>
    <style:style style:name="P128" style:family="paragraph" style:parent-style-name="Text_20_body" style:list-style-name="L13">
      <style:text-properties officeooo:rsid="20d16baa" officeooo:paragraph-rsid="211d0b7d"/>
    </style:style>
    <style:style style:name="P129" style:family="paragraph" style:parent-style-name="Text_20_body" style:list-style-name="L13">
      <style:text-properties officeooo:rsid="20cbce30" officeooo:paragraph-rsid="211d0b7d"/>
    </style:style>
    <style:style style:name="P130" style:family="paragraph" style:parent-style-name="Text_20_body" style:list-style-name="L10">
      <style:text-properties officeooo:rsid="20d4e8ec" officeooo:paragraph-rsid="211d0b7d"/>
    </style:style>
    <style:style style:name="P131" style:family="paragraph" style:parent-style-name="Text_20_body" style:list-style-name="L10">
      <style:text-properties officeooo:rsid="20d6d39b" officeooo:paragraph-rsid="211d0b7d"/>
    </style:style>
    <style:style style:name="P132" style:family="paragraph" style:parent-style-name="Text_20_body" style:list-style-name="L10">
      <style:text-properties officeooo:rsid="20deffab" officeooo:paragraph-rsid="20deffab"/>
    </style:style>
    <style:style style:name="P133" style:family="paragraph" style:parent-style-name="Text_20_body" style:list-style-name="L11">
      <style:text-properties officeooo:rsid="20ef5728" officeooo:paragraph-rsid="21211fb4"/>
    </style:style>
    <style:style style:name="P134" style:family="paragraph" style:parent-style-name="Text_20_body">
      <style:text-properties style:text-line-through-style="none" style:text-line-through-type="none" officeooo:rsid="20fa2af0" officeooo:paragraph-rsid="21190442"/>
    </style:style>
    <style:style style:name="P135" style:family="paragraph" style:parent-style-name="Text_20_body">
      <style:text-properties style:text-line-through-style="none" style:text-line-through-type="none" officeooo:rsid="20fa2af0" officeooo:paragraph-rsid="211a7f99"/>
    </style:style>
    <style:style style:name="P136" style:family="paragraph" style:parent-style-name="Text_20_body">
      <style:text-properties officeooo:rsid="20a099ca" officeooo:paragraph-rsid="20a099ca"/>
    </style:style>
    <style:style style:name="P137" style:family="paragraph" style:parent-style-name="Text_20_body">
      <style:text-properties officeooo:rsid="20a099ca" officeooo:paragraph-rsid="2113d064"/>
    </style:style>
    <style:style style:name="P138" style:family="paragraph" style:parent-style-name="Text_20_body">
      <style:text-properties officeooo:rsid="20eba352" officeooo:paragraph-rsid="21084381"/>
    </style:style>
    <style:style style:name="P139" style:family="paragraph" style:parent-style-name="Text_20_body" style:list-style-name="L7">
      <style:text-properties officeooo:rsid="2114c191" officeooo:paragraph-rsid="2114c191"/>
    </style:style>
    <style:style style:name="P140" style:family="paragraph" style:parent-style-name="Text_20_body">
      <style:text-properties officeooo:rsid="2067fcc6" officeooo:paragraph-rsid="2068fff3"/>
    </style:style>
    <style:style style:name="P141" style:family="paragraph" style:parent-style-name="Text_20_body">
      <style:text-properties officeooo:paragraph-rsid="211c5b9a"/>
    </style:style>
    <style:style style:name="P142" style:family="paragraph" style:parent-style-name="Text_20_body" style:list-style-name="L12">
      <style:text-properties officeooo:paragraph-rsid="211d0b7d"/>
    </style:style>
    <style:style style:name="P143" style:family="paragraph" style:parent-style-name="Text_20_body">
      <style:text-properties officeooo:rsid="20ee825d" officeooo:paragraph-rsid="21211fb4"/>
    </style:style>
    <style:style style:name="P144" style:family="paragraph" style:parent-style-name="Text_20_body">
      <style:text-properties officeooo:rsid="21211fb4" officeooo:paragraph-rsid="21211fb4"/>
    </style:style>
    <style:style style:name="P145" style:family="paragraph" style:parent-style-name="Text_20_body">
      <style:text-properties officeooo:rsid="21211fb4" officeooo:paragraph-rsid="2123f7c4"/>
    </style:style>
    <style:style style:name="P146" style:family="paragraph" style:parent-style-name="Text_20_body">
      <style:text-properties officeooo:rsid="2122963b" officeooo:paragraph-rsid="2122963b"/>
    </style:style>
    <style:style style:name="P147" style:family="paragraph" style:parent-style-name="Text_20_body">
      <style:text-properties officeooo:rsid="2122963b" officeooo:paragraph-rsid="2123f7c4"/>
    </style:style>
    <style:style style:name="P148" style:family="paragraph" style:parent-style-name="Text_20_body">
      <style:text-properties officeooo:rsid="21279893" officeooo:paragraph-rsid="21279893"/>
    </style:style>
    <style:style style:name="P149" style:family="paragraph" style:parent-style-name="Text_20_body">
      <style:text-properties officeooo:rsid="212834b8" officeooo:paragraph-rsid="212834b8"/>
    </style:style>
    <style:style style:name="P150" style:family="paragraph" style:parent-style-name="Text_20_body" style:list-style-name="L14">
      <style:text-properties officeooo:rsid="212834b8" officeooo:paragraph-rsid="212834b8"/>
    </style:style>
    <style:style style:name="P151" style:family="paragraph" style:parent-style-name="Text_20_body">
      <style:text-properties officeooo:rsid="2128d94f" officeooo:paragraph-rsid="2128d94f"/>
    </style:style>
    <style:style style:name="P152" style:family="paragraph" style:parent-style-name="Text_20_body" style:list-style-name="L16">
      <style:text-properties officeooo:rsid="2128d94f" officeooo:paragraph-rsid="2128d94f"/>
    </style:style>
    <style:style style:name="P153" style:family="paragraph" style:parent-style-name="Text_20_body" style:list-style-name="L15">
      <style:text-properties officeooo:paragraph-rsid="2128d94f"/>
    </style:style>
    <style:style style:name="P154" style:family="paragraph" style:parent-style-name="Text_20_body">
      <style:text-properties officeooo:rsid="2130bbfa" officeooo:paragraph-rsid="2130bbfa"/>
    </style:style>
    <style:style style:name="P155" style:family="paragraph" style:parent-style-name="Text_20_body">
      <style:text-properties officeooo:rsid="21337cc1" officeooo:paragraph-rsid="21337cc1"/>
    </style:style>
    <style:style style:name="P156" style:family="paragraph" style:parent-style-name="Text_20_body" style:list-style-name="L18">
      <style:text-properties officeooo:rsid="21337cc1" officeooo:paragraph-rsid="21337cc1"/>
    </style:style>
    <style:style style:name="P157" style:family="paragraph" style:parent-style-name="Text_20_body">
      <style:text-properties officeooo:rsid="21387b25" officeooo:paragraph-rsid="21387b25"/>
    </style:style>
    <style:style style:name="P158" style:family="paragraph" style:parent-style-name="Text_20_body">
      <style:text-properties officeooo:rsid="213b565f" officeooo:paragraph-rsid="213b565f"/>
    </style:style>
    <style:style style:name="P159" style:family="paragraph" style:parent-style-name="Heading_20_1">
      <style:text-properties officeooo:rsid="139f6ca3" officeooo:paragraph-rsid="108bcbf7"/>
    </style:style>
    <style:style style:name="P160" style:family="paragraph" style:parent-style-name="Heading_20_1">
      <style:text-properties officeooo:rsid="208bd359" officeooo:paragraph-rsid="208bd359"/>
    </style:style>
    <style:style style:name="P161" style:family="paragraph" style:parent-style-name="Heading_20_1">
      <style:text-properties officeooo:rsid="108bcbf7" officeooo:paragraph-rsid="202197c0"/>
    </style:style>
    <style:style style:name="P162" style:family="paragraph" style:parent-style-name="Heading_20_2">
      <style:text-properties officeooo:rsid="2128d94f" officeooo:paragraph-rsid="2128d94f"/>
    </style:style>
    <style:style style:name="P163" style:family="paragraph" style:parent-style-name="Heading_20_2">
      <style:text-properties officeooo:rsid="212b88ed" officeooo:paragraph-rsid="212b88ed"/>
    </style:style>
    <style:style style:name="P164" style:family="paragraph" style:parent-style-name="Heading_20_2">
      <style:text-properties officeooo:rsid="212cf21c" officeooo:paragraph-rsid="212cf21c"/>
    </style:style>
    <style:style style:name="P165" style:family="paragraph" style:parent-style-name="Heading_20_3">
      <style:text-properties officeooo:paragraph-rsid="202197c0"/>
    </style:style>
    <style:style style:name="P166" style:family="paragraph" style:parent-style-name="Heading_20_3">
      <style:text-properties officeooo:paragraph-rsid="202b038b"/>
    </style:style>
    <style:style style:name="P167" style:family="paragraph" style:parent-style-name="Heading_20_3">
      <style:text-properties fo:language="cs" fo:country="CZ" officeooo:paragraph-rsid="202197c0" style:language-asian="cs" style:country-asian="CZ"/>
    </style:style>
    <style:style style:name="P168" style:family="paragraph" style:parent-style-name="Heading_20_3">
      <style:text-properties fo:language="cs" fo:country="CZ" officeooo:paragraph-rsid="20415ce7" style:language-asian="cs" style:country-asian="CZ"/>
    </style:style>
    <style:style style:name="P169" style:family="paragraph" style:parent-style-name="Heading_20_3">
      <style:text-properties officeooo:paragraph-rsid="20415ce7"/>
    </style:style>
    <style:style style:name="P170" style:family="paragraph" style:parent-style-name="Heading_20_4">
      <style:text-properties officeooo:paragraph-rsid="206e5597"/>
    </style:style>
    <style:style style:name="P171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72" style:family="paragraph" style:parent-style-name="Heading_20_4">
      <style:text-properties officeooo:rsid="206f2028" officeooo:paragraph-rsid="206f2028"/>
    </style:style>
    <style:style style:name="P173" style:family="paragraph" style:parent-style-name="Heading_20_4">
      <style:text-properties officeooo:rsid="2114c191" officeooo:paragraph-rsid="2114c191"/>
    </style:style>
    <style:style style:name="P174" style:family="paragraph" style:parent-style-name="Heading_20_4">
      <style:text-properties officeooo:rsid="20deffab" officeooo:paragraph-rsid="21190442"/>
    </style:style>
    <style:style style:name="P175" style:family="paragraph" style:parent-style-name="Heading_20_4">
      <style:text-properties style:text-line-through-style="none" style:text-line-through-type="none" officeooo:rsid="21190442" officeooo:paragraph-rsid="21190442"/>
    </style:style>
    <style:style style:name="P176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177" style:family="paragraph" style:parent-style-name="Heading_20_5">
      <style:text-properties officeooo:paragraph-rsid="205aec31"/>
    </style:style>
    <style:style style:name="P178" style:family="paragraph" style:parent-style-name="Heading_20_5">
      <style:text-properties officeooo:rsid="206449e7" officeooo:paragraph-rsid="206449e7"/>
    </style:style>
    <style:style style:name="P179" style:family="paragraph" style:parent-style-name="Heading_20_5">
      <style:text-properties officeooo:paragraph-rsid="2065587c"/>
    </style:style>
    <style:style style:name="P180" style:family="paragraph" style:parent-style-name="Heading_20_5">
      <style:text-properties officeooo:paragraph-rsid="20759c9f"/>
    </style:style>
    <style:style style:name="P181" style:family="paragraph" style:parent-style-name="Heading_20_5">
      <style:text-properties officeooo:rsid="20768cfb" officeooo:paragraph-rsid="20768cfb"/>
    </style:style>
    <style:style style:name="P182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83" style:family="paragraph" style:parent-style-name="Heading_20_5">
      <style:text-properties officeooo:rsid="20a1bc0a" officeooo:paragraph-rsid="20ace839"/>
    </style:style>
    <style:style style:name="P184" style:family="paragraph" style:parent-style-name="Heading_20_5">
      <style:text-properties style:text-line-through-style="solid" style:text-line-through-type="single" officeooo:rsid="20a1bc0a" officeooo:paragraph-rsid="20ad718d"/>
    </style:style>
    <style:style style:name="P185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86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87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88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89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90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91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92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93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94" style:family="paragraph" style:parent-style-name="Heading_20_5">
      <style:text-properties officeooo:rsid="211b2f61" officeooo:paragraph-rsid="211b2f61"/>
    </style:style>
    <style:style style:name="P195" style:family="paragraph" style:parent-style-name="Heading_20_5">
      <style:text-properties officeooo:paragraph-rsid="2123f7c4"/>
    </style:style>
    <style:style style:name="P196" style:family="paragraph" style:parent-style-name="Heading_20_5">
      <style:text-properties officeooo:rsid="2123f7c4" officeooo:paragraph-rsid="2123f7c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0" style:family="text">
      <style:text-properties style:text-line-through-style="none" style:text-line-through-type="none" officeooo:rsid="20e96c9d"/>
    </style:style>
    <style:style style:name="T11" style:family="text">
      <style:text-properties style:text-line-through-style="none" style:text-line-through-type="none" fo:font-style="normal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20fa2af0" style:font-style-asian="normal" style:font-style-complex="normal"/>
    </style:style>
    <style:style style:name="T13" style:family="text">
      <style:text-properties style:text-line-through-style="none" style:text-line-through-type="none" fo:font-style="normal" officeooo:rsid="20e96c9d" style:font-style-asian="normal" style:font-style-complex="normal"/>
    </style:style>
    <style:style style:name="T14" style:family="text">
      <style:text-properties style:text-line-through-style="none" style:text-line-through-type="none" officeooo:rsid="2128d94f"/>
    </style:style>
    <style:style style:name="T15" style:family="text">
      <style:text-properties style:text-line-through-style="none" style:text-line-through-type="none" officeooo:rsid="2130bbfa"/>
    </style:style>
    <style:style style:name="T16" style:family="text">
      <style:text-properties style:text-line-through-style="none" style:text-line-through-type="none" officeooo:rsid="2134d3bf"/>
    </style:style>
    <style:style style:name="T17" style:family="text">
      <style:text-properties fo:language="cs" fo:country="CZ"/>
    </style:style>
    <style:style style:name="T18" style:family="text">
      <style:text-properties fo:language="cs" fo:country="CZ" fo:font-style="italic" style:language-asian="cs" style:country-asian="CZ" style:font-style-asian="italic" style:font-style-complex="italic"/>
    </style:style>
    <style:style style:name="T19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0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1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3" style:family="text">
      <style:text-properties fo:language="cs" fo:country="CZ" fo:font-style="normal" style:language-asian="cs" style:country-asian="CZ" style:font-style-asian="normal" style:font-style-complex="normal"/>
    </style:style>
    <style:style style:name="T24" style:family="text">
      <style:text-properties fo:language="cs" fo:country="CZ" style:language-asian="cs" style:country-asian="CZ"/>
    </style:style>
    <style:style style:name="T25" style:family="text">
      <style:text-properties fo:language="cs" fo:country="CZ" officeooo:rsid="20228d7e" style:language-asian="cs" style:country-asian="CZ"/>
    </style:style>
    <style:style style:name="T26" style:family="text">
      <style:text-properties fo:language="cs" fo:country="CZ" officeooo:rsid="2022d038" style:language-asian="cs" style:country-asian="CZ"/>
    </style:style>
    <style:style style:name="T27" style:family="text">
      <style:text-properties fo:language="cs" fo:country="CZ" officeooo:rsid="202364ac" style:language-asian="cs" style:country-asian="CZ"/>
    </style:style>
    <style:style style:name="T28" style:family="text">
      <style:text-properties fo:language="cs" fo:country="CZ" officeooo:rsid="20267c2c" style:language-asian="cs" style:country-asian="CZ"/>
    </style:style>
    <style:style style:name="T29" style:family="text">
      <style:text-properties fo:language="cs" fo:country="CZ" officeooo:rsid="202b1bc4" style:language-asian="cs" style:country-asian="CZ"/>
    </style:style>
    <style:style style:name="T30" style:family="text">
      <style:text-properties fo:language="cs" fo:country="CZ" officeooo:rsid="202b31b7" style:language-asian="cs" style:country-asian="CZ"/>
    </style:style>
    <style:style style:name="T31" style:family="text">
      <style:text-properties fo:language="cs" fo:country="CZ" officeooo:rsid="202c217c" style:language-asian="cs" style:country-asian="CZ"/>
    </style:style>
    <style:style style:name="T32" style:family="text">
      <style:text-properties fo:language="cs" fo:country="CZ" officeooo:rsid="202ffbff" style:language-asian="cs" style:country-asian="CZ"/>
    </style:style>
    <style:style style:name="T33" style:family="text">
      <style:text-properties fo:language="cs" fo:country="CZ" officeooo:rsid="20307a12" style:language-asian="cs" style:country-asian="CZ"/>
    </style:style>
    <style:style style:name="T34" style:family="text">
      <style:text-properties fo:language="cs" fo:country="CZ" officeooo:rsid="203187de" style:language-asian="cs" style:country-asian="CZ"/>
    </style:style>
    <style:style style:name="T35" style:family="text">
      <style:text-properties fo:language="cs" fo:country="CZ" officeooo:rsid="2033ec3f" style:language-asian="cs" style:country-asian="CZ"/>
    </style:style>
    <style:style style:name="T36" style:family="text">
      <style:text-properties fo:language="cs" fo:country="CZ" officeooo:rsid="203781ed" style:language-asian="cs" style:country-asian="CZ"/>
    </style:style>
    <style:style style:name="T37" style:family="text">
      <style:text-properties fo:language="cs" fo:country="CZ" officeooo:rsid="2038b19c" style:language-asian="cs" style:country-asian="CZ"/>
    </style:style>
    <style:style style:name="T38" style:family="text">
      <style:text-properties fo:language="cs" fo:country="CZ" officeooo:rsid="2046eb88" style:language-asian="cs" style:country-asian="CZ"/>
    </style:style>
    <style:style style:name="T39" style:family="text">
      <style:text-properties fo:language="cs" fo:country="CZ" officeooo:rsid="204851d8" style:language-asian="cs" style:country-asian="CZ"/>
    </style:style>
    <style:style style:name="T40" style:family="text">
      <style:text-properties fo:language="cs" fo:country="CZ" officeooo:rsid="2052d536" style:language-asian="cs" style:country-asian="CZ"/>
    </style:style>
    <style:style style:name="T41" style:family="text">
      <style:text-properties fo:language="cs" fo:country="CZ" officeooo:rsid="205742f0" style:language-asian="cs" style:country-asian="CZ"/>
    </style:style>
    <style:style style:name="T42" style:family="text">
      <style:text-properties fo:language="cs" fo:country="CZ" officeooo:rsid="2062b8a6" style:language-asian="cs" style:country-asian="CZ"/>
    </style:style>
    <style:style style:name="T43" style:family="text">
      <style:text-properties fo:language="cs" fo:country="CZ" officeooo:rsid="2065d056" style:language-asian="cs" style:country-asian="CZ"/>
    </style:style>
    <style:style style:name="T44" style:family="text">
      <style:text-properties fo:language="cs" fo:country="CZ" officeooo:rsid="206d0113" style:language-asian="cs" style:country-asian="CZ"/>
    </style:style>
    <style:style style:name="T45" style:family="text">
      <style:text-properties fo:language="cs" fo:country="CZ" officeooo:rsid="2070f8c1" style:language-asian="cs" style:country-asian="CZ"/>
    </style:style>
    <style:style style:name="T46" style:family="text">
      <style:text-properties fo:language="cs" fo:country="CZ" officeooo:rsid="206f2028" style:language-asian="cs" style:country-asian="CZ"/>
    </style:style>
    <style:style style:name="T47" style:family="text">
      <style:text-properties fo:language="cs" fo:country="CZ" officeooo:rsid="20759c9f" style:language-asian="cs" style:country-asian="CZ"/>
    </style:style>
    <style:style style:name="T48" style:family="text">
      <style:text-properties fo:language="cs" fo:country="CZ" officeooo:rsid="20834f4f" style:language-asian="cs" style:country-asian="CZ"/>
    </style:style>
    <style:style style:name="T49" style:family="text">
      <style:text-properties fo:language="cs" fo:country="CZ" officeooo:rsid="20930ec9" style:language-asian="cs" style:country-asian="CZ"/>
    </style:style>
    <style:style style:name="T50" style:family="text">
      <style:text-properties fo:language="cs" fo:country="CZ" officeooo:rsid="20a3122c" style:language-asian="cs" style:country-asian="CZ"/>
    </style:style>
    <style:style style:name="T51" style:family="text">
      <style:text-properties fo:language="cs" fo:country="CZ" officeooo:rsid="20a3c511" style:language-asian="cs" style:country-asian="CZ"/>
    </style:style>
    <style:style style:name="T52" style:family="text">
      <style:text-properties fo:language="cs" fo:country="CZ" officeooo:rsid="20a56c6b" style:language-asian="cs" style:country-asian="CZ"/>
    </style:style>
    <style:style style:name="T53" style:family="text">
      <style:text-properties fo:language="cs" fo:country="CZ" officeooo:rsid="20a75113" style:language-asian="cs" style:country-asian="CZ"/>
    </style:style>
    <style:style style:name="T54" style:family="text">
      <style:text-properties fo:language="cs" fo:country="CZ" officeooo:rsid="20aac5d0" style:language-asian="cs" style:country-asian="CZ"/>
    </style:style>
    <style:style style:name="T55" style:family="text">
      <style:text-properties fo:language="cs" fo:country="CZ" officeooo:rsid="20ace839" style:language-asian="cs" style:country-asian="CZ"/>
    </style:style>
    <style:style style:name="T56" style:family="text">
      <style:text-properties fo:language="cs" fo:country="CZ" officeooo:rsid="20ad718d" style:language-asian="cs" style:country-asian="CZ"/>
    </style:style>
    <style:style style:name="T57" style:family="text">
      <style:text-properties fo:language="cs" fo:country="CZ" officeooo:rsid="20a8e8a9" style:language-asian="cs" style:country-asian="CZ"/>
    </style:style>
    <style:style style:name="T58" style:family="text">
      <style:text-properties fo:language="cs" fo:country="CZ" officeooo:rsid="20be6d52" style:language-asian="cs" style:country-asian="CZ"/>
    </style:style>
    <style:style style:name="T59" style:family="text">
      <style:text-properties fo:language="cs" fo:country="CZ" officeooo:rsid="20bfe10d" style:language-asian="cs" style:country-asian="CZ"/>
    </style:style>
    <style:style style:name="T60" style:family="text">
      <style:text-properties fo:language="cs" fo:country="CZ" officeooo:rsid="20c3ca14" style:language-asian="cs" style:country-asian="CZ"/>
    </style:style>
    <style:style style:name="T61" style:family="text">
      <style:text-properties fo:language="cs" fo:country="CZ" officeooo:rsid="20c40c7f" style:language-asian="cs" style:country-asian="CZ"/>
    </style:style>
    <style:style style:name="T62" style:family="text">
      <style:text-properties fo:language="cs" fo:country="CZ" officeooo:rsid="20c6d827" style:language-asian="cs" style:country-asian="CZ"/>
    </style:style>
    <style:style style:name="T63" style:family="text">
      <style:text-properties fo:language="cs" fo:country="CZ" officeooo:rsid="20dbfabc" style:language-asian="cs" style:country-asian="CZ"/>
    </style:style>
    <style:style style:name="T64" style:family="text">
      <style:text-properties fo:language="cs" fo:country="CZ" officeooo:rsid="20e24247" style:language-asian="cs" style:country-asian="CZ"/>
    </style:style>
    <style:style style:name="T65" style:family="text">
      <style:text-properties fo:language="cs" fo:country="CZ" officeooo:rsid="20e31b95" style:language-asian="cs" style:country-asian="CZ"/>
    </style:style>
    <style:style style:name="T66" style:family="text">
      <style:text-properties fo:language="cs" fo:country="CZ" officeooo:rsid="20e506d8" style:language-asian="cs" style:country-asian="CZ"/>
    </style:style>
    <style:style style:name="T67" style:family="text">
      <style:text-properties fo:language="cs" fo:country="CZ" officeooo:rsid="20f5c49e" style:language-asian="cs" style:country-asian="CZ"/>
    </style:style>
    <style:style style:name="T68" style:family="text">
      <style:text-properties fo:language="cs" fo:country="CZ" officeooo:rsid="20e9ccbb" style:language-asian="cs" style:country-asian="CZ"/>
    </style:style>
    <style:style style:name="T69" style:family="text">
      <style:text-properties fo:language="cs" fo:country="CZ" officeooo:rsid="20eba352" style:language-asian="cs" style:country-asian="CZ"/>
    </style:style>
    <style:style style:name="T70" style:family="text">
      <style:text-properties fo:language="cs" fo:country="CZ" officeooo:rsid="2122963b" style:language-asian="cs" style:country-asian="CZ"/>
    </style:style>
    <style:style style:name="T71" style:family="text">
      <style:text-properties fo:language="cs" fo:country="CZ" officeooo:rsid="207b8e54" style:language-asian="cs" style:country-asian="CZ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2068fff3" style:font-style-asian="italic" style:font-style-complex="italic"/>
    </style:style>
    <style:style style:name="T74" style:family="text">
      <style:text-properties fo:font-style="italic" officeooo:rsid="20768cfb" style:font-style-asian="italic" style:font-style-complex="italic"/>
    </style:style>
    <style:style style:name="T75" style:family="text">
      <style:text-properties fo:font-style="italic" officeooo:rsid="20889469" style:font-style-asian="italic" style:font-style-complex="italic"/>
    </style:style>
    <style:style style:name="T76" style:family="text">
      <style:text-properties fo:font-style="italic" officeooo:rsid="20a19e91" style:font-style-asian="italic" style:font-style-complex="italic"/>
    </style:style>
    <style:style style:name="T77" style:family="text">
      <style:text-properties fo:font-style="italic" officeooo:rsid="20f7086f" style:font-style-asian="italic" style:font-style-complex="italic"/>
    </style:style>
    <style:style style:name="T78" style:family="text">
      <style:text-properties fo:font-style="italic" officeooo:rsid="211a14e8" style:font-style-asian="italic" style:font-style-complex="italic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2114c191" style:font-style-asian="normal" style:font-style-complex="normal"/>
    </style:style>
    <style:style style:name="T81" style:family="text">
      <style:text-properties officeooo:rsid="136b6dd9"/>
    </style:style>
    <style:style style:name="T82" style:family="text">
      <style:text-properties officeooo:rsid="201d0560"/>
    </style:style>
    <style:style style:name="T83" style:family="text">
      <style:text-properties officeooo:rsid="2025144a"/>
    </style:style>
    <style:style style:name="T84" style:family="text">
      <style:text-properties officeooo:rsid="20270e3e"/>
    </style:style>
    <style:style style:name="T85" style:family="text">
      <style:text-properties officeooo:rsid="2027dbf6"/>
    </style:style>
    <style:style style:name="T86" style:family="text">
      <style:text-properties officeooo:rsid="20298579"/>
    </style:style>
    <style:style style:name="T87" style:family="text">
      <style:text-properties officeooo:rsid="203a73cb"/>
    </style:style>
    <style:style style:name="T88" style:family="text">
      <style:text-properties officeooo:rsid="204cea65"/>
    </style:style>
    <style:style style:name="T89" style:family="text">
      <style:text-properties officeooo:rsid="204e05a6"/>
    </style:style>
    <style:style style:name="T90" style:family="text">
      <style:text-properties officeooo:rsid="205345cd"/>
    </style:style>
    <style:style style:name="T91" style:family="text">
      <style:text-properties officeooo:rsid="2058902b"/>
    </style:style>
    <style:style style:name="T92" style:family="text">
      <style:text-properties officeooo:rsid="2059a202"/>
    </style:style>
    <style:style style:name="T93" style:family="text">
      <style:text-properties officeooo:rsid="205cb6a1"/>
    </style:style>
    <style:style style:name="T94" style:family="text">
      <style:text-properties officeooo:rsid="206449e7"/>
    </style:style>
    <style:style style:name="T95" style:family="text">
      <style:text-properties officeooo:rsid="2065587c"/>
    </style:style>
    <style:style style:name="T96" style:family="text">
      <style:text-properties officeooo:rsid="2068fff3"/>
    </style:style>
    <style:style style:name="T97" style:family="text">
      <style:text-properties officeooo:rsid="206acc77"/>
    </style:style>
    <style:style style:name="T98" style:family="text">
      <style:text-properties officeooo:rsid="20768cfb"/>
    </style:style>
    <style:style style:name="T99" style:family="text">
      <style:text-properties officeooo:rsid="207a19a7"/>
    </style:style>
    <style:style style:name="T100" style:family="text">
      <style:text-properties officeooo:rsid="207e1207"/>
    </style:style>
    <style:style style:name="T101" style:family="text">
      <style:text-properties officeooo:rsid="207fb675"/>
    </style:style>
    <style:style style:name="T102" style:family="text">
      <style:text-properties officeooo:rsid="208751d0"/>
    </style:style>
    <style:style style:name="T103" style:family="text">
      <style:text-properties officeooo:rsid="20889469"/>
    </style:style>
    <style:style style:name="T104" style:family="text">
      <style:text-properties officeooo:rsid="208d5aa7"/>
    </style:style>
    <style:style style:name="T105" style:family="text">
      <style:text-properties officeooo:rsid="20986e4d"/>
    </style:style>
    <style:style style:name="T106" style:family="text">
      <style:text-properties officeooo:rsid="209a6c6f"/>
    </style:style>
    <style:style style:name="T107" style:family="text">
      <style:text-properties officeooo:rsid="20a19e91"/>
    </style:style>
    <style:style style:name="T108" style:family="text">
      <style:text-properties fo:font-size="9.5pt" fo:letter-spacing="0.009cm" fo:language="cs" fo:country="CZ" style:font-size-asian="9.5pt" style:language-asian="cs" style:country-asian="CZ"/>
    </style:style>
    <style:style style:name="T109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10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11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12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13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14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15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16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17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18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19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20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21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22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23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24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25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26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27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28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29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30" style:family="text">
      <style:text-properties officeooo:rsid="20bc9dd1"/>
    </style:style>
    <style:style style:name="T131" style:family="text">
      <style:text-properties officeooo:rsid="20cbce30"/>
    </style:style>
    <style:style style:name="T132" style:family="text">
      <style:text-properties officeooo:rsid="20cdfc22"/>
    </style:style>
    <style:style style:name="T133" style:family="text">
      <style:text-properties officeooo:rsid="20d6f133"/>
    </style:style>
    <style:style style:name="T134" style:family="text">
      <style:text-properties officeooo:rsid="20d8eb58"/>
    </style:style>
    <style:style style:name="T135" style:family="text">
      <style:text-properties fo:language="en" fo:country="US" style:language-asian="cs" style:country-asian="CZ"/>
    </style:style>
    <style:style style:name="T136" style:family="text">
      <style:text-properties officeooo:rsid="20e9ccbb"/>
    </style:style>
    <style:style style:name="T137" style:family="text">
      <style:text-properties officeooo:rsid="20ebeda1"/>
    </style:style>
    <style:style style:name="T138" style:family="text">
      <style:text-properties officeooo:rsid="20f1f757"/>
    </style:style>
    <style:style style:name="T139" style:family="text">
      <style:text-properties officeooo:rsid="20f7086f"/>
    </style:style>
    <style:style style:name="T140" style:family="text">
      <style:text-properties officeooo:rsid="211253b6"/>
    </style:style>
    <style:style style:name="T141" style:family="text">
      <style:text-properties officeooo:rsid="2112f312"/>
    </style:style>
    <style:style style:name="T142" style:family="text">
      <style:text-properties officeooo:rsid="2114c191"/>
    </style:style>
    <style:style style:name="T143" style:family="text">
      <style:text-properties officeooo:rsid="211e75b5"/>
    </style:style>
    <style:style style:name="T144" style:family="text">
      <style:text-properties officeooo:rsid="2128d94f"/>
    </style:style>
    <style:style style:name="T145" style:family="text">
      <style:text-properties officeooo:rsid="212a64e3"/>
    </style:style>
    <style:style style:name="T146" style:family="text">
      <style:text-properties officeooo:rsid="212cf64d"/>
    </style:style>
    <style:style style:name="T147" style:family="text">
      <style:text-properties officeooo:rsid="20e1b760"/>
    </style:style>
    <style:style style:name="T148" style:family="text">
      <style:text-properties officeooo:rsid="2130bbfa"/>
    </style:style>
    <style:style style:name="T149" style:family="text">
      <style:text-properties officeooo:rsid="21310e11"/>
    </style:style>
    <style:style style:name="T150" style:family="text">
      <style:text-properties officeooo:rsid="2138a8c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s</text:p>
      <text:p text:style-name="P6"/>
      <text:p text:style-name="P5"/>
      <text:p text:style-name="Text_20_body"/>
      <text:p text:style-name="Text_20_body"/>
      <text:p text:style-name="P87">Dračák</text:p>
      <text:p text:style-name="P82"/>
      <text:p text:style-name="P82"/>
      <text:p text:style-name="P88">podle staré školy</text:p>
      <text:p text:style-name="P83"/>
      <text:p text:style-name="P84">(koncept pravidel)</text:p>
      <text:p text:style-name="P83"/>
      <text:p text:style-name="P83"/>
      <text:p text:style-name="P83"/>
      <text:p text:style-name="P83"/>
      <text:p text:style-name="P83"/>
      <text:p text:style-name="P85">Společenská hra na prožívání příběhů</text:p>
      <text:p text:style-name="P85"/>
      <text:p text:style-name="P86"/>
      <text:p text:style-name="P3">Michal Světlý</text:p>
      <text:p text:style-name="P1"><text:soft-page-break/></text:p>
      <text:p text:style-name="P9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92"><text:a xlink:type="simple" xlink:href="#__RefHeading___Toc2946_901242990" text:style-name="Internet_20_link" text:visited-style-name="Internet_20_link">TODO:</text:a><text:tab/>4</text:p>
          <text:p text:style-name="P92"><text:a xlink:type="simple" xlink:href="#__RefHeading___Toc21875_1991418811" text:style-name="Internet_20_link" text:visited-style-name="Internet_20_link">Tvoje postava</text:a><text:tab/>7</text:p>
          <text:p text:style-name="P93"><text:a xlink:type="simple" xlink:href="#__RefHeading___Toc21877_1991418811" text:style-name="Internet_20_link" text:visited-style-name="Internet_20_link">Vlastnosti</text:a><text:tab/>7</text:p>
          <text:p text:style-name="P93"><text:a xlink:type="simple" xlink:href="#__RefHeading___Toc21879_1991418811" text:style-name="Internet_20_link" text:visited-style-name="Internet_20_link">Rasy</text:a><text:tab/>7</text:p>
          <text:p text:style-name="P93"><text:a xlink:type="simple" xlink:href="#__RefHeading___Toc21881_1991418811" text:style-name="Internet_20_link" text:visited-style-name="Internet_20_link">Povolání tvé postavy</text:a><text:tab/>10</text:p>
          <text:p text:style-name="P92"><text:a xlink:type="simple" xlink:href="#__RefHeading___Toc21883_1991418811" text:style-name="Internet_20_link" text:visited-style-name="Internet_20_link">Dovednosti</text:a><text:tab/>14</text:p>
        </text:index-body>
      </text:table-of-content>
      <text:p text:style-name="P89"/>
      <text:p text:style-name="P4"/>
      <text:p text:style-name="P2">Verze 0.<text:span text:style-name="T81">0.0</text:span></text:p>
      <text:p text:style-name="P89">Poděkování</text:p>
      <text:p text:style-name="Example">Tato příručka <text:span text:style-name="T82">je silně inspirovaná titulem</text:span> Dračí Doupě PPZ PH verze 1.6 vydaného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59" text:outline-level="1"><text:bookmark-start text:name="__RefHeading___Toc2946_901242990"/>TODO:<text:bookmark-end text:name="__RefHeading___Toc2946_901242990"/></text:h>
      <text:list xml:id="list2676322295" text:style-name="L1">
        <text:list-item>
          <text:p text:style-name="P95"/>
        </text:list-item>
      </text:list>
      <text:h text:style-name="P160" text:outline-level="1">Nápady <text:span text:style-name="T130">a úvahy</text:span></text:h>
      <text:list xml:id="list4160517856" text:style-name="L2">
        <text:list-item>
          <text:p text:style-name="P96">počet připoutaných magických předmětů by mohl záviset na povolání. Válečník by jich mohl mít víc než ostatní (protože má málo schopností).</text:p>
          <text:list>
            <text:list-item>
              <text:p text:style-name="P97">Alchymista by si asi do limitu neměl počítat předměty, které sám vyrobil <text:span text:style-name="T104">(respektive měl by mít pár vlastních předmětů nad limit)</text:span>.</text:p>
            </text:list-item>
          </text:list>
        </text:list-item>
        <text:list-item>
          <text:p text:style-name="P98">Pokud bych chtěl mít theurga, tak by asi stálo za to nechat alchymistovi jen „praktickou“ alchymii (bez výroby trvalých předmětů) a theurgovi naopak dát tu výrobu trvalých předmětů, homunkulů, přivolávání elementálů a tak.</text:p>
          <text:list>
            <text:list-item>
              <text:p text:style-name="P99">Na každé úrovni může <text:span text:style-name="T105">theurg</text:span> vyrobit 1 trvalý magický předmět.</text:p>
              <text:list>
                <text:list-item>
                  <text:p text:style-name="P100">Když umí třeba jen sluneční prsten tak pořád může na první úrovni vyrobit první, na druhé druhý, atd.</text:p>
                </text:list-item>
                <text:list-item>
                  <text:p text:style-name="P100"><text:span text:style-name="T26">Musí na to pořád sehnat materiál, ale nemusí řešit magenergii </text:span><text:span text:style-name="T49">(prostě se bere, že ji v mezičase někde nasbírá)</text:span><text:span text:style-name="T26">.</text:span></text:p>
                </text:list-item>
              </text:list>
            </text:list-item>
          </text:list>
        </text:list-item>
        <text:list-item>
          <text:p text:style-name="P101"><text:span text:style-name="T26">É</text:span><text:span text:style-name="T24">terický olej by měla být vysokolevelová záležitost.</text:span></text:p>
        </text:list-item>
        <text:list-item>
          <text:p text:style-name="P102"><text:span text:style-name="T24">Metamorfóza (lektvar i kouzlo) </text:span><text:span text:style-name="T57">by měla být vysokolevelová záležitost.</text:span></text:p>
        </text:list-item>
        <text:list-item>
          <text:p text:style-name="P103"><text:span text:style-name="T57">P</text:span><text:span text:style-name="T24">íšťalka se mi nelíbí, moc kecá do řemesla zlodějům. </text:span><text:span text:style-name="T58">Leda by odemykala magické zámky </text:span><text:span text:style-name="T59">(každopádně i tak je to spíš pro theurga)</text:span><text:span text:style-name="T58">.</text:span></text:p>
        </text:list-item>
      </text:list>
      <text:p text:style-name="P79"><text:span text:style-name="T58">O</text:span><text:span text:style-name="T24">becný koncept schopností, dovedností, kouzel </text:span><text:span text:style-name="T64">a receptů</text:span><text:span text:style-name="T24">:</text:span></text:p>
      <text:list xml:id="list3932695268" text:style-name="L3">
        <text:list-item>
          <text:p text:style-name="P105"><text:soft-page-break/>Všechno má tři kategorie:</text:p>
          <text:list>
            <text:list-item>
              <text:p text:style-name="P105">Začátečnickou, pokročilou a mistrovskou.</text:p>
            </text:list-item>
          </text:list>
        </text:list-item>
        <text:list-item>
          <text:p text:style-name="P105">Kategorie se otevírají po úrovních:</text:p>
          <text:list>
            <text:list-item>
              <text:p text:style-name="P104"><text:span text:style-name="T24">1-</text:span><text:span text:style-name="T65">4</text:span><text:span text:style-name="T24"> začátečnická</text:span></text:p>
            </text:list-item>
            <text:list-item>
              <text:p text:style-name="P104"><text:span text:style-name="T65">5</text:span><text:span text:style-name="T24">-</text:span><text:span text:style-name="T65">8</text:span><text:span text:style-name="T24"> pokročilá</text:span></text:p>
            </text:list-item>
            <text:list-item>
              <text:p text:style-name="P104"><text:span text:style-name="T65">9</text:span><text:span text:style-name="T24">-1</text:span><text:span text:style-name="T65">2</text:span><text:span text:style-name="T24"> mistrovská</text:span></text:p>
            </text:list-item>
          </text:list>
        </text:list-item>
        <text:list-item>
          <text:p text:style-name="P117"><text:span text:style-name="T24">Dovednosti se upgradují (ze začátečníka na pokročilého, atd.), schopnosti ne. </text:span><text:span text:style-name="T66">Každopádně ale pokročilé schopnosti, kouzla, recepty a podobně se jakákoliv postava může určit až od 5. úrovně.</text:span></text:p>
        </text:list-item>
      </text:list>
      <text:p text:style-name="P80"><text:span text:style-name="T66">Z</text:span><text:span text:style-name="T24">ákladní a pokročilá povolání</text:span></text:p>
      <text:list xml:id="list3079335309" text:style-name="L4">
        <text:list-item>
          <text:p text:style-name="P106">Mít to jako větve má výhodu v tom, že hráči si budou chtít koupit pravidla pro pokročilé, protože každý v nich najde schopnosti pro svou classu.</text:p>
          <text:p text:style-name="P106">Naopak když dám do základních pravidel kompletní pravidla pro 5 povolání na všechny úrovně, tak hráči nebudou mít důvod si koupit další příručku, dokud nezačnou hrát jinou postavu.</text:p>
        </text:list-item>
        <text:list-item>
          <text:p text:style-name="P107">Mít v základních pravidlech víc než 5 povolání není dobrej nápad – zahlcení výběrem.</text:p>
        </text:list-item>
      </text:list>
      <text:p text:style-name="P81"><text:span text:style-name="T24">Základní pravidla + rozš</text:span><text:span text:style-name="T67">iřující moduly</text:span></text:p>
      <text:list xml:id="list474714945" text:style-name="L5">
        <text:list-item>
          <text:p text:style-name="P108">V základních by mělo být 5 povolání (aby nedošlo k zahlecení možnostmi při výběru).</text:p>
        </text:list-item>
        <text:list-item>
          <text:p text:style-name="P108">Jen dovednosti, které jsou opravdu podstatné pro dobrodruhování</text:p>
        </text:list-item>
      </text:list>
      <text:h text:style-name="Heading_20_1" text:outline-level="1"><text:span text:style-name="T58">P</text:span><text:span text:style-name="T24">oznámky</text:span></text:h>
      <text:p text:style-name="P72"><text:span text:style-name="T61">Úvaha do budoucna: </text:span><text:span text:style-name="T60">Pokročilá povolání (druid, theurg...) mi dávají větší smysl </text:span><text:span text:style-name="T61">samostatně</text:span><text:span text:style-name="T60">, tzn. že postava by </text:span><text:span text:style-name="T61">například</text:span><text:span text:style-name="T60"> začínala od jedničky jako druid. </text:span><text:span text:style-name="T61">To by zároveň znamenalo, že základní povolání by měla mít schopnosti i na vyšších úrovních. To se týká hlavně alchymisty a nejspíš i kouzelníka.</text:span></text:p>
      <text:p text:style-name="P72"><text:span text:style-name="T61">Alchymista by se mohl soustředit na „praktickou alchymii“, tedy hlavně různé lektvary a jedy. Theurg by vyráběl magické předměty a povolával elementály. Pyrofor by se soustředil na všechno co hoří a bouchá. A ještě drobn</text:span><text:span text:style-name="T62">ej</text:span><text:span text:style-name="T61"> detail: Svitky bych komplet nechal kouzelníkovi (nebo čarodějovi, nebo tak nějak).</text:span></text:p>
      <text:p text:style-name="P18">Kouzelník má v podstatě jen dva obory: čaroděj je jen jinej název. Mág by se mohl od začátku soustředit na psychickou magii (a kouzelník/čaroděj by tudíž psychická kouzla vůbec neměl). Pak by ještě šlo udělat kouzelníka úplně jinak, vůbec ho nedělit na čaroděje a mágy a dát místo toho možnost vybrat si třeba dvě magické školy.</text:p>
      <text:p text:style-name="P19">S válečníkem je to dost podobný: Nevím, jestli má smysl mít několik samostatných válečnických povolání, šlo by místo toho udělat nějaké specializace v rámci válečníka (i když i ta různá povolání by fungovala).</text:p>
      <text:h text:style-name="P161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7_1991418811"/>Vlastnosti<text:bookmark-end text:name="__RefHeading___Toc21877_1991418811"/></text:h>
      <text:p text:style-name="P30">Vlastnosti jsou: Síla, Finesa, Duše.</text:p>
      <text:list xml:id="list3508461391" text:style-name="L6">
        <text:list-item>
          <text:p text:style-name="P118"><text:span text:style-name="T88">Opiš</text:span> si vlastnosti podle rasy.</text:p>
        </text:list-item>
        <text:list-item>
          <text:p text:style-name="P118"><text:span text:style-name="T88">O</text:span>piš si vlastnost podle povolání. Pokud už <text:span text:style-name="T88">ji</text:span> máš za rasu stejn<text:span text:style-name="T88">ou</text:span> nebo v<text:span text:style-name="T88">yšší</text:span>, <text:span text:style-name="T88">nech ji beze změny</text:span>.</text:p>
        </text:list-item>
        <text:list-item>
          <text:p text:style-name="P118">Zvyš si libovolné vlastnosti podle svého výběru tak, aby součet byl 6. Žádná vlastnost <text:span text:style-name="T89">ale</text:span> nesmí být menší než 1 ani větší než 3.</text:p>
        </text:list-item>
      </text:list>
      <text:h text:style-name="Heading_20_2" text:outline-level="2">Kouzla, <text:span text:style-name="T146">recepty,</text:span> schopnosti a dovednosti</text:h>
      <text:p text:style-name="P111">Každé kouzlo nebo schopnost spadá do jedné ze tří kategorií: <text:span text:style-name="T147">Začátečnická, pokročilá nebo mistrovská.</text:span></text:p>
      <text:list xml:id="list2278244045" text:style-name="L17">
        <text:list-item>
          <text:p text:style-name="P112">Na prvních pěti úrovních se můžeš učit jen začátečnické schopnosti, kouzla a recepty.</text:p>
        </text:list-item>
        <text:list-item>
          <text:p text:style-name="P112">Na úrovních 6-10 se můžeš učit začátečnické i pokročilé schopnosti, kouzla a recepty</text:p>
        </text:list-item>
        <text:list-item>
          <text:p text:style-name="P112">Od jedenácté úrovně výš se můžeš učit všechny schopnosti, kouzla a recepty, včetně mistrovských.</text:p>
        </text:list-item>
      </text:list>
      <text:p text:style-name="P154"><text:span text:style-name="T66">D</text:span><text:span text:style-name="T24">ovednosti nespadají do těchto kategorií, místo toho má každá dovednost tyto tři stupně.</text:span></text:p>
      <text:list xml:id="list152745448568365" text:continue-numbering="true" text:style-name="L17">
        <text:list-item>
          <text:p text:style-name="P113"><text:soft-page-break/>Na prvních pěti úrovních se můžeš učit <text:span text:style-name="T148">dovednosti jen na začátečnický stupeň</text:span>.</text:p>
        </text:list-item>
        <text:list-item>
          <text:p text:style-name="P113">Na úrovních 6-10 se můžeš <text:span text:style-name="T148">začátečnické dovednosti vylepšovat na pokročilé.</text:span></text:p>
        </text:list-item>
        <text:list-item>
          <text:p text:style-name="P113"><text:span text:style-name="T24">Od jedenácté úrovně výš se můžeš </text:span><text:span text:style-name="T148">pokročilé dovednosti vylepšovat na mistrovské</text:span><text:span text:style-name="T24">.</text:span></text:p>
        </text:list-item>
      </text:list>
      <text:p text:style-name="P143">Každé povolání <text:span text:style-name="T149">mimo jiné</text:span> představuje balíček znalostí, <text:span text:style-name="T148">přestože tuto dovednost přímo nezmiňujeme</text:span>: Válečník se vyzná ve zbraních, kouzelník <text:span text:style-name="T148">pozná různá kouzla atd.</text:span></text:p>
      <text:list xml:id="list1717936667" text:style-name="L11">
        <text:list-item>
          <text:p text:style-name="P133"><text:span text:style-name="T15">Znalosti povolání automaticky</text:span><text:span text:style-name="T1"> rostou s úrovní: Na 1-5 jsou začátečnické, na 6-10 pokročilé, na 11-15 mistrovské.</text:span></text:p>
        </text:list-item>
      </text:list>
      <text:p text:style-name="P155"><text:span text:style-name="T1">Stupeň dovednosti určuje, co dokážeš dělat, </text:span><text:span text:style-name="T16">případně co znáš</text:span><text:span text:style-name="T1">:</text:span></text:p>
      <text:list xml:id="list2024310937" text:style-name="L18">
        <text:list-item>
          <text:p text:style-name="P156"><text:span text:style-name="T1">Se začátečnickou znalostí Otevírání zámků například dokážeš otevřít jen jednoduché (začátečnické) zámky. K otevření mistrovského zámku potřebuješ mistrovskou dovednost.</text:span></text:p>
        </text:list-item>
      </text:list>
      <text:h text:style-name="Heading_20_3" text:outline-level="3">Získávání <text:span text:style-name="T150">kouzel,</text:span> schopností, <text:span text:style-name="T150">receptů a dovedností</text:span></text:h>
      <text:p text:style-name="P157">Každá rasa má jednu zvláštní schopnost – tu získáš automaticky výběrem této rasy. Přístup k ostatním schopnostem, dovednostem a podobně dává povolání: V jeho popisu najdeš, co se kdy můžeš naučit.</text:p>
      <text:h text:style-name="Heading_20_3" text:outline-level="3">Obecné <text:span text:style-name="T141">dovednosti</text:span></text:h>
      <text:p text:style-name="P158">Když se v popisu svého povolání dočteš, že si můžeš vybrat nějakou obecnou dovednost, znamená to některou z následujících:</text:p>
      <text:p text:style-name="List_20_of_20_Items">Plavání</text:p>
      <text:p text:style-name="List_20_of_20_Items">Orientace a přežití v divočině</text:p>
      <text:p text:style-name="List_20_of_20_Items"><text:soft-page-break/>Čtení a psaní</text:p>
      <text:p text:style-name="List_20_of_20_Items">Ošetřování zranění</text:p>
      <text:p text:style-name="List_20_of_20_Items"><text:span text:style-name="T17">Š</text:span>plhání</text:p>
      <text:p text:style-name="List_20_of_20_Items"><text:span text:style-name="T137">V</text:span>aření</text:p>
      <text:p text:style-name="List_20_of_20_Items">Cizí jazyk <text:span text:style-name="T140">(každý je samostatná dovednost)</text:span></text:p>
      <text:h text:style-name="Heading_20_2" text:outline-level="2"><text:bookmark-start text:name="__RefHeading___Toc21879_1991418811"/>Rasy<text:bookmark-end text:name="__RefHeading___Toc21879_1991418811"/></text:h>
      <text:h text:style-name="P165" text:outline-level="3">Člověk</text:h>
      <text:p text:style-name="P7"><text:span text:style-name="T25">VELIKOST: 6<text:line-break/>VLASTNOSTI: </text:span><text:span text:style-name="T26">Libovolné<text:line-break/></text:span><text:span text:style-name="T27">SCHOPNOST: Všestrannost</text:span></text:p>
      <text:p text:style-name="P90">Všestrannost</text:p>
      <text:p text:style-name="P9">Jako člověk si můžeš <text:span text:style-name="T83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8"><text:span text:style-name="T25">VELIKOST: 6<text:line-break/>VLASTNOSTI: </text:span><text:span text:style-name="T26">Síla 2<text:line-break/></text:span><text:span text:style-name="T27">SCHOPNOST: Všestrannost (stejně jako ostatní lidé)</text:span></text:p>
      <text:h text:style-name="P165" text:outline-level="3">Hobit</text:h>
      <text:p text:style-name="P10"><text:span text:style-name="T25">VELIKOST: </text:span><text:span text:style-name="T28">5</text:span><text:span text:style-name="T25"><text:line-break/>VLASTNOSTI: </text:span><text:span text:style-name="T28">Finesa</text:span><text:span text:style-name="T26"> 2, </text:span><text:span text:style-name="T30">Duše 2</text:span><text:span text:style-name="T26"><text:line-break/></text:span><text:span text:style-name="T27">SCHOPNOST: </text:span><text:span text:style-name="T28">Vytříbená chuť a čich</text:span></text:p>
      <text:p text:style-name="Example_20_Header"><text:soft-page-break/>Vytříbená chuť a čich</text:p>
      <text:p text:style-name="P11">Hobiti mají citlivější chuť a čich než příslušníci ostatních ras. Jsou <text:span text:style-name="T84">to </text:span>díky tomu známí labužníci a velcí znalci různých nápojů, pokrmů a jiných poživatin, ale dává jim to výhodu i na dobrodružných výpravách: Neumí sice stopovat tak dobře jako psi, ale dokáží <text:span text:style-name="T85">například</text:span> čich<text:span text:style-name="T85">em poznat převlečenou osobu</text:span> a pouhým ochutnáním odhalí přítomnost jedů <text:span text:style-name="T86">nebo jiných nežádoucích přísad</text:span>.</text:p>
      <text:h text:style-name="P166" text:outline-level="3">Kudůk</text:h>
      <text:p text:style-name="P12"><text:span text:style-name="T25">VELIKOST: </text:span><text:span text:style-name="T28">5</text:span><text:span text:style-name="T25"><text:line-break/>VLASTNOSTI: </text:span><text:span text:style-name="T28">Finesa</text:span><text:span text:style-name="T26"> 2, </text:span><text:span text:style-name="T31">Duše 2</text:span><text:span text:style-name="T26"><text:line-break/></text:span><text:span text:style-name="T27">SCHOPNOST: </text:span><text:span text:style-name="T28">Vytříbená chuť a čich </text:span><text:span text:style-name="T29">(jako hobit)</text:span></text:p>
      <text:h text:style-name="P167" text:outline-level="3">Elf</text:h>
      <text:p text:style-name="P13"><text:span text:style-name="T25">VELIKOST: </text:span><text:span text:style-name="T32">6</text:span><text:span text:style-name="T25"><text:line-break/>VLASTNOSTI: </text:span><text:span text:style-name="T28">Finesa</text:span><text:span text:style-name="T26"> 2, </text:span><text:span text:style-name="T31">Duše 2<text:line-break/></text:span><text:span text:style-name="T27">SCHOPNOST: </text:span><text:span text:style-name="T35">Ostrý zrak</text:span></text:p>
      <text:p text:style-name="Example_20_Header"><text:span text:style-name="T34">O</text:span><text:span text:style-name="T24">strý zrak</text:span></text:p>
      <text:p text:style-name="P14"><text:span text:style-name="T24">Elfové mají ostřejší a citlivější zrak než ostatní rasy. Vidí dobře i za šera (ale ne v naprosté tmě) a rozeznají detaily </text:span><text:span text:style-name="T36">i </text:span><text:span text:style-name="T24">na v</text:span><text:span text:style-name="T36">elkou</text:span><text:span text:style-name="T24"> vzdálenost.</text:span></text:p>
      <text:h text:style-name="P167" text:outline-level="3">Trpaslík</text:h>
      <text:p text:style-name="P15"><text:span text:style-name="T25">VELIKOST: </text:span><text:span text:style-name="T32">6</text:span><text:span text:style-name="T25"><text:line-break/>VLASTNOSTI: </text:span><text:span text:style-name="T33">Síla</text:span><text:span text:style-name="T26"> 2, </text:span><text:span text:style-name="T31">Duše 2<text:line-break/></text:span><text:span text:style-name="T27">SCHOPNOST: </text:span><text:span text:style-name="T37">Infravidění</text:span></text:p>
      <text:p text:style-name="Example_20_Header"><text:soft-page-break/>Infravidění</text:p>
      <text:p text:style-name="P16">Trpaslíci dokáží rozeznat teplejší předměty od studenějších. <text:span text:style-name="T87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67" text:outline-level="3">Kroll</text:h>
      <text:p text:style-name="P20">VELIKOST: 7<text:line-break/>VLASTNOSTI: Síla 2, Duše 2<text:line-break/>SCHOPNOST: Ultrasluch</text:p>
      <text:p text:style-name="Example_20_Header">Ultrasluch</text:p>
      <text:p text:style-name="P17">Krol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h text:style-name="P169" text:outline-level="3">Válečník</text:h>
      <text:p text:style-name="P31"><text:span text:style-name="T25">VLASTNOST: </text:span><text:span text:style-name="T26">Síla 2</text:span></text:p>
      <text:list xml:id="list2829366069" text:style-name="L7">
        <text:list-item>
          <text:p text:style-name="P119"><text:span text:style-name="T26">N</text:span><text:span text:style-name="T24">a první úrovni si můžeš připoutat až dva magické předměty. S každou další úrovní si můžeš připoutat jeden navíc.</text:span></text:p>
        </text:list-item>
        <text:list-item>
          <text:p text:style-name="P139"><text:span text:style-name="T24">Od první úrovni umíš ošetřovat zranění</text:span></text:p>
        </text:list-item>
      </text:list>
      <text:h text:style-name="P173" text:outline-level="4"><text:soft-page-break/>Dovednosti</text:h>
      <text:p text:style-name="P114"><text:span text:style-name="T142">Automaticky umíš:</text:span><text:span text:style-name="T80"> </text:span><text:span text:style-name="T79">Ošetření zranění</text:span></text:p>
      <text:h text:style-name="Heading_20_4" text:outline-level="4"><text:span text:style-name="T26">S</text:span><text:span text:style-name="T24">chopnosti</text:span></text:h>
      <text:p text:style-name="P25"><text:span text:style-name="T24">Zastrašení, </text:span><text:span text:style-name="T41">Útok na dva cíle, </text:span><text:span text:style-name="T40">Sehranost</text:span></text:p>
      <text:h text:style-name="Heading_20_5" text:outline-level="5">Zastrašení</text:h>
      <text:p text:style-name="P32">Jde použít v boji (trigger může být třeba rozpůlení jednoho z protivníků) i mimo boj. Výsledek posuzuje PJ.</text:p>
      <text:h text:style-name="Heading_20_5" text:outline-level="5">Útok na <text:span text:style-name="T91">dva cíle</text:span></text:h>
      <text:p text:style-name="P34">Postih je jen -1. <text:span text:style-name="T92">Lze i s lukem (nabít dva šípy) nebo vrhacími zbraněmi (v každé ruce jedna).</text:span></text:p>
      <text:h text:style-name="P177" text:outline-level="5">Sehranost</text:h>
      <text:p text:style-name="P33">Vyžaduje alespoň týden společného tréninku a potom průběžné udržování (sem tam si zatrénovat).<text:line-break/><text:tab/>Pokud válečník bojuje bok po boku <text:span text:style-name="T93">někoho, s kým je sehraný</text:span>, <text:span text:style-name="T90">může si v každém kole vybrat:</text:span></text:p>
      <text:list xml:id="list784019714" text:style-name="L8">
        <text:list-item>
          <text:p text:style-name="P123">Dá výhodu <text:span text:style-name="T90">tomuto spolubojovníkovi</text:span>.</text:p>
        </text:list-item>
        <text:list-item>
          <text:p text:style-name="P123"><text:span text:style-name="T90">Získá výhodu sám</text:span>.</text:p>
        </text:list-item>
      </text:list>
      <text:h text:style-name="P169" text:outline-level="3">Hraničář</text:h>
      <text:p text:style-name="P31"><text:span text:style-name="T25">VLASTNOST: </text:span><text:span text:style-name="T38">Finesa</text:span><text:span text:style-name="T26"> 2<text:line-break/></text:span><text:span text:style-name="T48">MAGENERGIE: Duše + úroveň</text:span></text:p>
      <text:list xml:id="list2741411166" text:style-name="L9">
        <text:list-item>
          <text:p text:style-name="P125"><text:span text:style-name="T26">O</text:span><text:span text:style-name="T24">d první úrovně umíš získávat magenergii meditací (trvá zhruba 10 minut).</text:span></text:p>
        </text:list-item>
        <text:list-item>
          <text:p text:style-name="P109">Na každé úrovni se můžeš naučit jedno kouzlo.</text:p>
        </text:list-item>
        <text:list-item>
          <text:p text:style-name="P126"><text:soft-page-break/><text:span text:style-name="T26">N</text:span><text:span text:style-name="T24">a první úrovni získáš </text:span><text:span text:style-name="T18">pouto se zvířetem</text:span><text:span text:style-name="T24">. Vyber si, které zvíře tě provází.</text:span></text:p>
        </text:list-item>
        <text:list-item>
          <text:p text:style-name="P120"><text:span text:style-name="T26">N</text:span><text:span text:style-name="T24">a první úrovni si můžeš připoutat </text:span><text:span text:style-name="T63">jeden</text:span><text:span text:style-name="T24"> magick</text:span><text:span text:style-name="T63">ý</text:span><text:span text:style-name="T24"> předmět, </text:span><text:span text:style-name="T63">na třetí dva a na páté tři</text:span><text:span text:style-name="T24">.</text:span></text:p>
        </text:list-item>
        <text:list-item>
          <text:p text:style-name="P124"><text:span text:style-name="T26">N</text:span><text:span text:style-name="T43">a čtvrté úrovni se můžeš naučit jednu z mimosmyslových schopností </text:span><text:span text:style-name="T45">(telekinezi, pyrokinezi nebo telepatii)</text:span><text:span text:style-name="T43">.</text:span></text:p>
        </text:list-item>
      </text:list>
      <text:h text:style-name="P170" text:outline-level="4">Dovednosti</text:h>
      <text:p text:style-name="P115">Automaticky umíš: <text:span text:style-name="T12">Orientace a přežití v divočině, </text:span><text:span text:style-name="T13">Ošetřování zranění</text:span></text:p>
      <text:p text:style-name="P116"><text:span text:style-name="T10">V</text:span><text:span text:style-name="T1">olitelně:</text:span><text:span text:style-name="T11"> </text:span><text:span text:style-name="T12">Lov a stopování</text:span></text:p>
      <text:h text:style-name="P171" text:outline-level="4">Schopnosti</text:h>
      <text:p text:style-name="P26"><text:span text:style-name="T26">P</text:span><text:span text:style-name="T24">outo se zvířetem, </text:span><text:span text:style-name="T42">Telekineze, Pyrokineze, Telepatie</text:span></text:p>
      <text:h text:style-name="Heading_20_5" text:outline-level="5"><text:span text:style-name="T26">P</text:span><text:span text:style-name="T24">outo se zvířetem</text:span></text:h>
      <text:p text:style-name="P21">Zvíře rozumí složitým slovním příkazům.</text:p>
      <text:p text:style-name="P39"><text:span text:style-name="T24">Nebezpečnost zvířete může být maximálně rovna tvé úrovni, můžeš ale mít mládě (takže mu nebezpečnost postupně poroste </text:span><text:span text:style-name="T44">s tím, jak se ti bude zvyšovat úroveň</text:span><text:span text:style-name="T24">).</text:span></text:p>
      <text:h text:style-name="Heading_20_5" text:outline-level="5">Mluvení se zvířaty</text:h>
      <text:p text:style-name="P22">/* To je možná spíš druidská schopnost? */</text:p>
      <text:p text:style-name="P23">Zvíře dokáže „mluvit“ jen o tom, čemu samo rozumí.</text:p>
      <text:h text:style-name="Heading_20_5" text:outline-level="5">Telekineze</text:h>
      <text:p text:style-name="P35"><text:span text:style-name="T72">Dosah:</text:span> (Duše<text:span text:style-name="T94">)</text:span> metrů.</text:p>
      <text:p text:style-name="P35"><text:span text:style-name="T96">Pomocí </text:span><text:span text:style-name="T73">soustředění</text:span> <text:span text:style-name="T96">můžeš </text:span>hýbat předměty o váze až (Duše) kilogramů.</text:p>
      <text:h text:style-name="P178" text:outline-level="5"><text:soft-page-break/>Pyrokineze</text:h>
      <text:p text:style-name="P36"><text:span text:style-name="T72">Dosah:</text:span> (Duše<text:span text:style-name="T94">)</text:span> metrů.</text:p>
      <text:p text:style-name="P38"><text:span text:style-name="T96">Dokážeš zapálit oheň pomocí </text:span><text:span text:style-name="T73">soustředění</text:span>. Živé tvory <text:span text:style-name="T96">pyrokineze</text:span> přímo nezraňuje (následný oheň je zranit může).</text:p>
      <text:h text:style-name="P179" text:outline-level="5">Tele<text:span text:style-name="T95">patie</text:span></text:h>
      <text:p text:style-name="P37"><text:span text:style-name="T72">Dosah:</text:span> (Duše<text:span text:style-name="T94">)</text:span> metrů.</text:p>
      <text:p text:style-name="P140"><text:span text:style-name="T96">Po dobu </text:span><text:span text:style-name="T73">soustředění</text:span><text:span text:style-name="T96"> můžeš </text:span>s někým „mluvit“ v myšlenkách. Bez znalosti jazyka si nebudete rozum<text:span text:style-name="T96">ě</text:span>t. <text:span text:style-name="T97">Cíl se může po navázání spojení vzdálit z dosahu.</text:span></text:p>
      <text:h text:style-name="P194" text:outline-level="5">Meditace</text:h>
      <text:p text:style-name="P144">Krátkou meditací (zhruba 10 minut) doplníš svou magenergii na maximum.</text:p>
      <text:h text:style-name="Heading_20_5" text:outline-level="5">Sesílání kouzel</text:h>
      <text:p text:style-name="P146">Umíš sesílat kouzla, která se naučíš. <text:span text:style-name="T46">K </text:span><text:span text:style-name="T71">hraničářským kouzlům se nepočítá postih za zbroj.</text:span></text:p>
      <text:h text:style-name="P172" text:outline-level="4"><text:span text:style-name="T70">Hraničářská k</text:span><text:span text:style-name="T24">ouzla</text:span></text:h>
      <text:h text:style-name="P180" text:outline-level="5"><text:span text:style-name="T46">N</text:span><text:span text:style-name="T24">ajdi zvíře</text:span></text:h>
      <text:p text:style-name="P41"><text:span text:style-name="T18">Cena:</text:span><text:span text:style-name="T23"> 1 mag<text:line-break/></text:span><text:span text:style-name="T19">Dosah:</text:span><text:span text:style-name="T47"> (Duše) hodin cesty.</text:span></text:p>
      <text:p text:style-name="P24">Vycítíš směr k nejbližšímu zvířeti druhu, na který pomyslíš.</text:p>
      <text:h text:style-name="Heading_20_5" text:outline-level="5">Najdi pachovou stopu</text:h>
      <text:p text:style-name="P45"><text:span text:style-name="T72">Cena:</text:span> 1 mag</text:p>
      <text:p text:style-name="P45">Po dobu <text:span text:style-name="T72">soustředění</text:span> dokážeš stopovat čichem jako pes.</text:p>
      <text:h text:style-name="P181" text:outline-level="5"><text:soft-page-break/>Zpomalení jedu</text:h>
      <text:p text:style-name="P40"><text:span text:style-name="T72">Cena:</text:span><text:span text:style-name="T79"> 1 mag<text:line-break/></text:span><text:span text:style-name="T74">Dosah:</text:span><text:span text:style-name="T98"> </text:span>d<text:span text:style-name="T98">otyk</text:span></text:p>
      <text:p text:style-name="P42">Kouzlo prodlouží latenci jedu <text:span text:style-name="T99">v cíli</text:span> o 1 den.</text:p>
      <text:h text:style-name="Heading_20_5" text:outline-level="5">Uzdrav zranění</text:h>
      <text:p text:style-name="P43"><text:span text:style-name="T72">Cena:</text:span> 3 magy<text:line-break/><text:span text:style-name="T72">Dosah:</text:span> kontaktní<text:line-break/><text:span text:style-name="T77">Sesílání:</text:span><text:span text:style-name="T139"> 1 minuta (mimo boj)</text:span></text:p>
      <text:p text:style-name="P43">Vyléčí <text:span text:style-name="T100">(</text:span>Duše <text:span text:style-name="T102">hraničáře)</text:span> životů. <text:span text:style-name="T101">Znovu účinkuje na stejný cíl až poté, co se doléčí do plných životů.</text:span></text:p>
      <text:h text:style-name="Heading_20_5" text:outline-level="5">Uzdrav nemocného</text:h>
      <text:p text:style-name="P44"><text:span text:style-name="T72">Cena:</text:span> 3 magy<text:line-break/><text:span text:style-name="T72">Dosah:</text:span> kontaktní<text:line-break/><text:span text:style-name="T75">Sesílání:</text:span><text:span text:style-name="T103"> 10 minut</text:span></text:p>
      <text:p text:style-name="P46">Vyléčí většinu běžných (nemagických) nemocí. Smrtelné nemoci pouze zmírní natolik, že pacient přežije.</text:p>
      <text:h text:style-name="Heading_20_5" text:outline-level="5">Uklidni bestii</text:h>
      <text:p text:style-name="P47"><text:span text:style-name="T72">Cena:</text:span> 2 magy<text:line-break/><text:span text:style-name="T72">Dosah:</text:span> krátký</text:p>
      <text:p text:style-name="P47">Kouzlo zklidní obyčejné, nemagické zvíře natolik, že ztratí chuť útočit. Pokud je ale něco znovu rozdráždí, účinek pomine.</text:p>
      <text:h text:style-name="P169" text:outline-level="3">Alchymista</text:h>
      <text:p text:style-name="P141"><text:span text:style-name="T25">VLASTNOST: </text:span><text:span text:style-name="T38">Finesa</text:span><text:span text:style-name="T26"> 2</text:span></text:p>
      <text:list xml:id="list3329490418" text:style-name="L10">
        <text:list-item>
          <text:p text:style-name="P130">Od první úrovně poznáš magické i nemagické suroviny a můžeš z nich vyrábět předměty, jejichž recepty se naučíš.</text:p>
        </text:list-item>
        <text:list-item>
          <text:p text:style-name="P131"><text:soft-page-break/>Na první úrovni si můžeš vybrat 2 recepty. Na každé další úrovni se naučíš <text:span text:style-name="T133">jeden</text:span> <text:span text:style-name="T134">nový</text:span>.</text:p>
        </text:list-item>
        <text:list-item>
          <text:p text:style-name="P122"><text:span text:style-name="T26">Na první úrovni si můžeš připoutat </text:span><text:span text:style-name="T63">jeden</text:span><text:span text:style-name="T26"> magick</text:span><text:span text:style-name="T63">ý</text:span><text:span text:style-name="T26"> předmět, </text:span><text:span text:style-name="T63">na třetí dva a na páté tři</text:span><text:span text:style-name="T26">.</text:span></text:p>
        </text:list-item>
      </text:list>
      <text:h text:style-name="Heading_20_4" text:outline-level="4">Dovednosti</text:h>
      <text:p text:style-name="P135"><text:tab/>Automaticky: <text:span text:style-name="T138">Čtení a psaní, Znalost alchymistických surovin</text:span></text:p>
      <text:p text:style-name="P135"><text:tab/>Volitelně: <text:span text:style-name="T136">Starý jazyk (každý je samostatná dovednost), Znalost jedů</text:span></text:p>
      <text:h text:style-name="Heading_20_4" text:outline-level="4">Schopnosti</text:h>
      <text:h text:style-name="Heading_20_5" text:outline-level="5">Lučba</text:h>
      <text:list xml:id="list1753217106" text:style-name="L12">
        <text:list-item>
          <text:p text:style-name="P142"><text:span text:style-name="T131">Za den (mezi dvěma vydatnými spánky) můžeš zpracovat jen určité množství magenergie: Duše + úroveň.</text:span></text:p>
        </text:list-item>
      </text:list>
      <text:list xml:id="list1092747224" text:style-name="L13">
        <text:list-item>
          <text:list>
            <text:list-item>
              <text:p text:style-name="P127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28">Na výrobu předmětů je potřeba aparatura, která se vejde do malé truhlice. <text:span text:style-name="T143">V této truhlici nosíš i suroviny.</text:span></text:p>
        </text:list-item>
        <text:list-item>
          <text:p text:style-name="P129">Předměty vyrobené „<text:span text:style-name="T132">v terénu</text:span>“ si své magické vlastnosti uchovají jen několik hodin.</text:p>
        </text:list-item>
      </text:list>
      <text:h text:style-name="Heading_20_4" text:outline-level="4">Recepty</text:h>
      <text:h text:style-name="Heading_20_5" text:outline-level="5">Léčivý lektvar</text:h>
      <text:p text:style-name="P49"><text:span text:style-name="T76">Potřebná magenergie</text:span><text:span text:style-name="T72">:</text:span> 1 mag</text:p>
      <text:p text:style-name="P48"><text:soft-page-break/><text:span text:style-name="T106">V průběhu krátkého odpočinku v</text:span>yléčí (Duše <text:span text:style-name="T106">alchymisty + 6</text:span>) životů <text:span text:style-name="T106">(nevrací životy v boji)</text:span>. <text:span text:style-name="T101">Znovu účinkuje na stejný cíl až poté, co se doléčí do plných životů.</text:span></text:p>
      <text:h text:style-name="Heading_20_5" text:outline-level="5">Antigravitační cloumák</text:h>
      <text:p text:style-name="P49"><text:span text:style-name="T76">Potřebná magenergie</text:span><text:span text:style-name="T72">:</text:span> 1 mag<text:line-break/><text:span text:style-name="T76">Trvání:</text:span><text:span text:style-name="T107"> několik minut</text:span></text:p>
      <text:p text:style-name="P63">Cíl spolu se vším, co nese, bude po dobu působení pociťovat slabší gravitaci (zhruba jako na Měsíci).</text:p>
      <text:h text:style-name="Heading_20_5" text:outline-level="5">Čarovná rtuť</text:h>
      <text:p text:style-name="P50"><text:span text:style-name="T20">Potřebná magenergie</text:span><text:span text:style-name="T18">:</text:span><text:span text:style-name="T24"> 1 mag<text:line-break/></text:span><text:span text:style-name="T21">Trvání:</text:span><text:span text:style-name="T53"> Do prvního úspěšného použití</text:span></text:p>
      <text:p text:style-name="P64"><text:span text:style-name="T24">Jestliže se někde v </text:span><text:span text:style-name="T51">krátké</text:span><text:span text:style-name="T24"> vzdálenosti, vyskytuje zlato, </text:span>stříbro či drahé kamení, kulička<text:span text:style-name="T17"> </text:span><text:span text:style-name="T24">se </text:span><text:span text:style-name="T50">k němu</text:span><text:span text:style-name="T24"> začne kutálet. </text:span><text:span text:style-name="T52">Po úspěšném použití své schopnosti ztrácí.</text:span></text:p>
      <text:h text:style-name="P182" text:outline-level="5">Lektvar chladných vod</text:h>
      <text:p text:style-name="P51"><text:span text:style-name="T20">Potřebná magenergie</text:span><text:span text:style-name="T22">:</text:span><text:span text:style-name="T52"> 1 mag<text:line-break/></text:span><text:span text:style-name="T21">Trvání:</text:span><text:span text:style-name="T53"> </text:span><text:span text:style-name="T54">Několik minut</text:span></text:p>
      <text:p text:style-name="P78">Postavě, která tento lektvar vypila, se po dobu jeho působení jakékoliv utrpěné zranění ohněm snižuje o 3.</text:p>
      <text:h text:style-name="P183" text:outline-level="5"><text:span text:style-name="T52">Lektvar mlhovin</text:span><text:span text:style-name="T55">y</text:span></text:h>
      <text:p text:style-name="P52"><text:span text:style-name="T20">Potřebná magenergie</text:span><text:span text:style-name="T22">:</text:span><text:span text:style-name="T52"> 1 mag<text:line-break/></text:span><text:span text:style-name="T21">Trvání:</text:span><text:span text:style-name="T53"> </text:span><text:span text:style-name="T54">Několik minut</text:span></text:p>
      <text:p text:style-name="P52"><text:span text:style-name="T110">Mlžná forma po dobu působení (bez výbavy a oblečení)</text:span><text:span text:style-name="T109">.</text:span></text:p>
      <text:h text:style-name="P184" text:outline-level="5"><text:span text:style-name="T52">Lektvar </text:span><text:span text:style-name="T56">obří síly</text:span></text:h>
      <text:p text:style-name="P27"><text:span text:style-name="T123">Potřebná magenergie</text:span><text:span text:style-name="T124">:</text:span><text:span text:style-name="T111"> 1 mag<text:line-break/></text:span><text:span text:style-name="T125">Trvání:</text:span><text:span text:style-name="T112"> </text:span><text:span text:style-name="T109">Několik minut</text:span></text:p>
      <text:p text:style-name="P28"><text:soft-page-break/><text:span text:style-name="T109">P</text:span><text:span text:style-name="T108">o dobu působení zvýší sílu o 2, ale sníží Duši a Finesu o 1.</text:span></text:p>
      <text:p text:style-name="P29">/* Tohle bude strašně must-have pro válečníky. Kdyby to bylo vzácný tak asi ok, ale když to bude alchymista moct vyrábět na počkání, tak to bude znamenat prakticky permanentní +2 pro Válečníka, to určitě není ok. */</text:p>
      <text:h text:style-name="P185" text:outline-level="5">Lektvar zmenšování</text:h>
      <text:p text:style-name="P53"><text:span text:style-name="T123">Potřebná magenergie</text:span><text:span text:style-name="T124">:</text:span><text:span text:style-name="T111"> 1 mag<text:line-break/></text:span><text:span text:style-name="T125">Trvání:</text:span><text:span text:style-name="T112"> </text:span><text:span text:style-name="T109">Několik minut</text:span></text:p>
      <text:p text:style-name="P66"><text:span text:style-name="T109">P</text:span><text:span text:style-name="T108">o dobu trvání se postava zmenší na polovinu spolu se vším, co nese. Na polovinu se jí tím sníží Velikost (a tedy počet životů – aktuální i maximální). Vlastnosti se nezmění.</text:span></text:p>
      <text:p text:style-name="P65"><text:span text:style-name="T114">/* Síla by možná mohla klesnout, ale asi nemusí</text:span><text:span text:style-name="T113"> </text:span><text:span text:style-name="T114">*/</text:span></text:p>
      <text:h text:style-name="P186" text:outline-level="5">Megacloumák</text:h>
      <text:p text:style-name="P54"><text:span text:style-name="T123">Potřebná magenergie</text:span><text:span text:style-name="T124">:</text:span><text:span text:style-name="T111"> 1 mag<text:line-break/></text:span><text:span text:style-name="T125">Trvání:</text:span><text:span text:style-name="T112"> </text:span><text:span text:style-name="T109">Několik minut</text:span></text:p>
      <text:p text:style-name="P54"><text:span text:style-name="T111">Odstraní mdloby, ochromení, paralýzu </text:span><text:span text:style-name="T129">a</text:span><text:span text:style-name="T111"> křeče </text:span><text:span text:style-name="T129">a </text:span><text:span text:style-name="T115">po dobu trvání</text:span><text:span text:style-name="T129"> probere postavu z bezv</text:span><text:span text:style-name="T115">ědomí.</text:span></text:p>
      <text:h text:style-name="P187" text:outline-level="5">Pavoučí lektvar</text:h>
      <text:p text:style-name="P55"><text:span text:style-name="T123">Potřebná magenergie</text:span><text:span text:style-name="T124">:</text:span><text:span text:style-name="T111"> 1 mag<text:line-break/></text:span><text:span text:style-name="T125">Trvání:</text:span><text:span text:style-name="T112"> </text:span><text:span text:style-name="T109">Několik minut</text:span></text:p>
      <text:p text:style-name="P67"><text:span text:style-name="T109">P</text:span><text:span text:style-name="T108">o dobu trvání se postava udrží na jakémkoliv pevném povrchu.</text:span></text:p>
      <text:h text:style-name="P188" text:outline-level="5">Lektvar rychlosti</text:h>
      <text:p text:style-name="P56"><text:span text:style-name="T123">Potřebná magenergie</text:span><text:span text:style-name="T124">:</text:span><text:span text:style-name="T111"> 1 mag<text:line-break/></text:span><text:span text:style-name="T125">Trvání:</text:span><text:span text:style-name="T112"> </text:span><text:span text:style-name="T109">Několik minut</text:span></text:p>
      <text:p text:style-name="P68"><text:span text:style-name="T109">Z</text:span><text:span text:style-name="T108">dvojnásobí rychlost běhu (postava bude běhat zhruba stejně rychle jako kůň).</text:span></text:p>
      <text:h text:style-name="P189" text:outline-level="5"><text:soft-page-break/>Detekční hůlka</text:h>
      <text:p text:style-name="P57"><text:span text:style-name="T123">Potřebná magenergie</text:span><text:span text:style-name="T124">:</text:span><text:span text:style-name="T111"> </text:span><text:span text:style-name="T116">2</text:span><text:span text:style-name="T111"> mag</text:span><text:span text:style-name="T116">y</text:span><text:span text:style-name="T111"><text:line-break/></text:span><text:span text:style-name="T125">Trvání:</text:span><text:span text:style-name="T112"> </text:span><text:span text:style-name="T109">Několik minut</text:span></text:p>
      <text:p text:style-name="P69"><text:span text:style-name="T109">U</text:span><text:span text:style-name="T108">možní najít tajné východy nebo schránky. Nedává ale znalost, jak je otevřít, ani jestli jsou zapas</text:span><text:span text:style-name="T117">tě</text:span><text:span text:style-name="T108">né.</text:span></text:p>
      <text:h text:style-name="Heading_20_5" text:outline-level="5">Lakmusový papírek</text:h>
      <text:p text:style-name="P58"><text:span text:style-name="T123">Potřebná magenergie</text:span><text:span text:style-name="T124">:</text:span><text:span text:style-name="T111"> </text:span><text:span text:style-name="T116">2</text:span><text:span text:style-name="T111"> mag</text:span><text:span text:style-name="T116">y</text:span></text:p>
      <text:p text:style-name="P70"><text:span text:style-name="T116">Z</text:span><text:span text:style-name="T108">jistí složení jakékoliv kapaliny (mimo jiné rozpozná účinek lektvaru).</text:span></text:p>
      <text:h text:style-name="P190" text:outline-level="5">Černá zhouba</text:h>
      <text:p text:style-name="P59"><text:span text:style-name="T123">Potřebná magenergie</text:span><text:span text:style-name="T124">: </text:span><text:span text:style-name="T120">1</text:span><text:span text:style-name="T111"> mag<text:line-break/></text:span><text:span text:style-name="T127">S</text:span><text:span text:style-name="T128">íla jedu:</text:span><text:span text:style-name="T118"> 7<text:line-break/></text:span><text:span text:style-name="T126">Latence:</text:span><text:span text:style-name="T119"> 1 minuta</text:span></text:p>
      <text:p text:style-name="P71"><text:span text:style-name="T118">P</text:span><text:span text:style-name="T108">aralytický jed.</text:span></text:p>
      <text:h text:style-name="P191" text:outline-level="5">Jablečná vůně</text:h>
      <text:p text:style-name="P60"><text:span text:style-name="T123">Potřebná magenergie</text:span><text:span text:style-name="T124">: </text:span><text:span text:style-name="T120">1</text:span><text:span text:style-name="T111"> mag<text:line-break/></text:span><text:span text:style-name="T127">S</text:span><text:span text:style-name="T128">íla jedu:</text:span><text:span text:style-name="T118"> </text:span><text:span text:style-name="T120">6</text:span><text:span text:style-name="T118"><text:line-break/></text:span><text:span text:style-name="T126">Latence:</text:span><text:span text:style-name="T119"> </text:span><text:span text:style-name="T120">5 kol</text:span></text:p>
      <text:p text:style-name="P73"><text:span text:style-name="T120">P</text:span><text:span text:style-name="T108">lynný jed.</text:span></text:p>
      <text:h text:style-name="P192" text:outline-level="5">Vlčí mor</text:h>
      <text:p text:style-name="P61"><text:span text:style-name="T123">Potřebná magenergie</text:span><text:span text:style-name="T124">: </text:span><text:span text:style-name="T120">1</text:span><text:span text:style-name="T111"> mag<text:line-break/></text:span><text:span text:style-name="T127">S</text:span><text:span text:style-name="T128">íla jedu:</text:span><text:span text:style-name="T118"> </text:span><text:span text:style-name="T121">6</text:span><text:span text:style-name="T118"><text:line-break/></text:span><text:span text:style-name="T126">Latence:</text:span><text:span text:style-name="T119"> </text:span><text:span text:style-name="T122">1</text:span><text:span text:style-name="T121">30</text:span><text:span text:style-name="T119"> minut</text:span></text:p>
      <text:p text:style-name="P74"><text:span text:style-name="T119">J</text:span><text:span text:style-name="T108">ed na otravu šípů a podobně.</text:span></text:p>
      <text:h text:style-name="P193" text:outline-level="5"><text:soft-page-break/>Melenova pomsta</text:h>
      <text:p text:style-name="P62"><text:span text:style-name="T123">Potřebná magenergie</text:span><text:span text:style-name="T124">: </text:span><text:span text:style-name="T120">1</text:span><text:span text:style-name="T111"> mag<text:line-break/></text:span><text:span text:style-name="T127">S</text:span><text:span text:style-name="T128">íla jedu:</text:span><text:span text:style-name="T118"> </text:span><text:span text:style-name="T122">7</text:span><text:span text:style-name="T118"><text:line-break/></text:span><text:span text:style-name="T126">Latence:</text:span><text:span text:style-name="T119"> </text:span><text:span text:style-name="T122">1</text:span><text:span text:style-name="T119"> </text:span><text:span text:style-name="T122">hodina</text:span></text:p>
      <text:p text:style-name="P75"><text:span text:style-name="T122">J</text:span><text:span text:style-name="T108">ed do nápojů.</text:span></text:p>
      <text:h text:style-name="P169" text:outline-level="3">Kouzelník</text:h>
      <text:p text:style-name="P77"><text:span text:style-name="T25">VLASTNOST: </text:span><text:span text:style-name="T38">Duše</text:span><text:span text:style-name="T26"> 2<text:line-break/></text:span><text:span text:style-name="T48">MAGENERGIE: Duše + úroveň</text:span></text:p>
      <text:list xml:id="list152745537771965" text:continue-list="list3329490418" text:style-name="L10">
        <text:list-item>
          <text:p text:style-name="P121"><text:span text:style-name="T26">Na první úrovni si můžeš připoutat </text:span><text:span text:style-name="T63">jeden</text:span><text:span text:style-name="T26"> magick</text:span><text:span text:style-name="T63">ý</text:span><text:span text:style-name="T26"> předmět, </text:span><text:span text:style-name="T63">na třetí dva a na páté tři</text:span><text:span text:style-name="T26">.</text:span></text:p>
        </text:list-item>
        <text:list-item>
          <text:p text:style-name="P110">Od první úrovně umíš získávat magenergii meditací (trvá zhruba 10 minut).</text:p>
        </text:list-item>
        <text:list-item>
          <text:p text:style-name="P132"><text:span text:style-name="T26">N</text:span><text:span text:style-name="T24">a každé úrovni se můžeš naučit dvě kouzla.</text:span></text:p>
        </text:list-item>
      </text:list>
      <text:h text:style-name="P174" text:outline-level="4"><text:span text:style-name="T24">Dovednosti</text:span></text:h>
      <text:p text:style-name="P134"><text:span text:style-name="T72">Automaticky </text:span><text:span text:style-name="T78">umíš</text:span><text:span text:style-name="T72">:</text:span> <text:span text:style-name="T138">Čtení a psaní</text:span></text:p>
      <text:p text:style-name="P134"><text:span text:style-name="T18">Volitelně:</text:span><text:span text:style-name="T24"> </text:span><text:span text:style-name="T68">Starý jazyk (každý je samostatná dovednost)</text:span></text:p>
      <text:h text:style-name="P176" text:outline-level="4"><text:span text:style-name="T68">S</text:span><text:span text:style-name="T24">chopnosti</text:span></text:h>
      <text:h text:style-name="P196" text:outline-level="5">Zaostření vůle</text:h>
      <text:p text:style-name="P145">Krátkou meditací (zhruba 10 minut) doplníš svou magenergii na maximum.</text:p>
      <text:h text:style-name="P195" text:outline-level="5">Sesílání kouzel</text:h>
      <text:p text:style-name="P147"><text:span text:style-name="T7">Umíš sesílat kouzla, která se naučíš. Na sesílání kouzel se vždycky hází </text:span><text:span text:style-name="T9">D</text:span><text:span text:style-name="T7">uší a musíš si započítat postih za zbroj (-1 za lehkou, -2 za těžkou)</text:span><text:span text:style-name="T8">.</text:span></text:p>
      <text:h text:style-name="P175" text:outline-level="4"><text:soft-page-break/><text:span text:style-name="T68">K</text:span><text:span text:style-name="T24">ouzla</text:span></text:h>
      <text:h text:style-name="P168" text:outline-level="3">Zloděj</text:h>
      <text:p text:style-name="P76"><text:span text:style-name="T25">VLASTNOST: </text:span><text:span text:style-name="T39">Finesa</text:span><text:span text:style-name="T26"> 2</text:span></text:p>
      <text:list xml:id="list152744978928036" text:continue-numbering="true" text:style-name="L10">
        <text:list-item>
          <text:p text:style-name="P121"><text:span text:style-name="T26">Na první úrovni si můžeš připoutat </text:span><text:span text:style-name="T63">jeden</text:span><text:span text:style-name="T26"> magick</text:span><text:span text:style-name="T63">ý</text:span><text:span text:style-name="T26"> předmět, </text:span><text:span text:style-name="T63">na třetí dva a na páté tři</text:span><text:span text:style-name="T26">.</text:span></text:p>
        </text:list-item>
      </text:list>
      <text:h text:style-name="Heading_20_4" text:outline-level="4"><text:span text:style-name="T26">D</text:span><text:span text:style-name="T24">ovednosti</text:span></text:h>
      <text:p text:style-name="Text_20_body"><text:span text:style-name="T72">Automaticky umíš:</text:span> <text:span text:style-name="T17">Š</text:span>plhání</text:p>
      <text:p text:style-name="Text_20_body"><text:span text:style-name="T18">Volitelně:</text:span><text:span text:style-name="T24"> Otevírání zámků, Výroba a o</text:span><text:span text:style-name="T135">dstra</text:span><text:span text:style-name="T24">ňování pastí, Přetvářka a převleky, Odezírání ze rtů, Kapsářství, Znalost jedů</text:span></text:p>
      <text:h text:style-name="Heading_20_4" text:outline-level="4"><text:span text:style-name="T69">S</text:span><text:span text:style-name="T24">chopnosti</text:span></text:h>
      <text:p text:style-name="P138"/>
      <text:h text:style-name="Heading_20_1" text:outline-level="1">Zranění a léčba</text:h>
      <text:p text:style-name="P136">Přes noc se vyléčí (Síla) životů.</text:p>
      <text:h text:style-name="Heading_20_3" text:outline-level="3">Ošetření zranění</text:h>
      <text:p text:style-name="P137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48"><text:span text:style-name="T1">To samé kouzlo, i kdyby ho seslal někdo jiný, bude znovu na stejný cíl účinkovat až poté, co se dotyčný doléčí do plných životů. To samé platí pro léčivé lektvary.</text:span></text:p>
      <text:h text:style-name="Heading_20_1" text:outline-level="1"><text:span text:style-name="T6">B</text:span><text:span text:style-name="T1">oj </text:span><text:span text:style-name="T14">a jiná nebezpečí</text:span></text:h>
      <text:h text:style-name="P164" text:outline-level="2">Kola</text:h>
      <text:h text:style-name="P163" text:outline-level="2">Záměry</text:h>
      <text:h text:style-name="Heading_20_2" text:outline-level="2">Hody</text:h>
      <text:h text:style-name="P162" text:outline-level="2">Výhody a nevýhody</text:h>
      <text:p text:style-name="P151">Za každou výhodu je vždy +1, za každou nevýhodu -1.</text:p>
      <text:p text:style-name="P151">Výhody (a nevýhody) stejného druhu se nesčítají.</text:p>
      <text:list xml:id="list1055284" text:style-name="L15">
        <text:list-item>
          <text:p text:style-name="P153"><text:span text:style-name="T144">Pokud tě například někdo zatlačí do rohu místnosti a pak tě srazí k zemi a zalehne, tak si počítáš jen -1, protože obojí ti omezuje pohyb.</text:span></text:p>
        </text:list-item>
      </text:list>
      <text:p text:style-name="P151">Výhody a nevýhody vždy představují nějakou situaci v herním světě a trvají tedy vždycky přesně tak dlouho jako tato situace.</text:p>
      <text:list xml:id="list2876009073" text:style-name="L16">
        <text:list-item>
          <text:p text:style-name="P152">Když tě někdo za<text:span text:style-name="T145">lehne</text:span>, dostaneš nevýhodu (-1). Jakmile vstane, aby mohl dělat něco jiného, nevýhoda pomine a přestaneš si ji počítat.</text:p>
        </text:list-item>
      </text:list>
      <text:h text:style-name="Heading_20_2" text:outline-level="2">Pasti a jedy</text:h>
      <text:p text:style-name="P149"><text:span text:style-name="T1">Stejně se hází, když spustíš past, nebo když jsi otrávený jedem: Past nebo jed si hází „na útok“, ty si házíš „na obranu“.</text:span></text:p>
      <text:list xml:id="list3484899479" text:style-name="L14">
        <text:list-item>
          <text:p text:style-name="P150"><text:soft-page-break/><text:span text:style-name="T1">Proti pasti se obvykle hází Finesou. Když máš štít, můžeš si hodit Silou.</text:span></text:p>
        </text:list-item>
        <text:list-item>
          <text:p text:style-name="P150"><text:span text:style-name="T1">Proti jedu se vždy hází Silou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8T15:27:43.174000000</dc:date>
    <meta:print-date>2113-01-01T00:00:00</meta:print-date>
    <meta:editing-cycles>13321</meta:editing-cycles>
    <meta:editing-duration>P41DT4H13M3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5" meta:paragraph-count="283" meta:word-count="2676" meta:character-count="16798" meta:non-whitespace-character-count="14452"/>
  </office:meta>
</office:document-meta>
</file>